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8ffc8" draw:textarea-horizontal-align="left" draw:textarea-vertical-align="middle"/>
    </style:style>
    <style:style style:name="gr13" style:family="graphic" style:parent-style-name="standard">
      <style:graphic-properties draw:fill="solid" draw:fill-color="#ffffcc" draw:textarea-horizontal-align="center" draw:textarea-vertical-align="middle"/>
    </style:style>
    <style:style style:name="gr14" style:family="graphic" style:parent-style-name="standard">
      <style:graphic-properties draw:fill="solid" draw:fill-color="#ccffff" draw:textarea-horizontal-align="left" draw:textarea-vertical-align="middle"/>
    </style:style>
    <style:style style:name="gr15" style:family="graphic" style:parent-style-name="standard">
      <style:graphic-properties svg:stroke-color="#008000" draw:fill="solid" draw:fill-color="#ffffcc" draw:textarea-horizontal-align="center" draw:textarea-vertical-align="middle"/>
    </style:style>
    <style:style style:name="gr16" style:family="graphic" style:parent-style-name="standard">
      <style:graphic-properties draw:marker-end="Arrow" draw:textarea-horizontal-align="center" draw:textarea-vertical-align="middle"/>
    </style:style>
    <style:style style:name="gr17" style:family="graphic" style:parent-style-name="objectwithoutfill">
      <style:graphic-properties svg:stroke-color="#800000" draw:marker-end="Arrow" draw:fill="none" draw:textarea-horizontal-align="center" draw:textarea-vertical-align="middle"/>
    </style:style>
    <style:style style:name="gr18" style:family="graphic" style:parent-style-name="objectwithoutfill">
      <style:graphic-properties svg:stroke-color="#800080" draw:marker-end="Arrow" draw:fill="none" draw:textarea-horizontal-align="center" draw:textarea-vertical-align="middle"/>
    </style:style>
    <style:style style:name="gr19" style:family="graphic" style:parent-style-name="objectwithoutfill">
      <style:graphic-properties svg:stroke-color="#000080" draw:marker-end="Arrow" draw:fill="none" draw:textarea-horizontal-align="center" draw:textarea-vertical-align="middle"/>
    </style:style>
    <style:style style:name="gr20" style:family="graphic" style:parent-style-name="objectwithoutfill">
      <style:graphic-properties svg:stroke-color="#008000" draw:marker-end="Arrow" draw:fill="none" draw:textarea-horizontal-align="center" draw:textarea-vertical-align="middle"/>
    </style:style>
    <style:style style:name="gr21" style:family="graphic" style:parent-style-name="objectwithoutfill">
      <style:graphic-properties svg:stroke-color="#808000" draw:marker-end="Arrow" draw:fill="none" draw:textarea-horizontal-align="center" draw:textarea-vertical-align="middle"/>
    </style:style>
    <style:style style:name="P1" style:family="paragraph">
      <style:paragraph-properties fo:text-align="center"/>
      <style:text-properties style:font-name="Courier2" fo:font-size="1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style:font-name="Courier1" fo:font-size="11pt" style:font-size-asian="11pt" style:font-size-complex="11pt"/>
    </style:style>
    <style:style style:name="P4" style:family="paragraph">
      <style:text-properties style:font-name="Times" fo:font-size="12pt" style:font-size-asian="12pt" style:font-size-complex="12pt"/>
    </style:style>
    <style:style style:name="P5" style:family="paragraph">
      <style:paragraph-properties fo:text-align="center"/>
      <style:text-properties style:font-name="Times" fo:font-size="12pt" style:font-size-asian="12pt" style:font-size-complex="12pt"/>
    </style:style>
    <style:style style:name="P6" style:family="paragraph">
      <style:paragraph-properties fo:text-align="center"/>
      <style:text-properties style:font-name="Times" fo:font-size="11pt" style:font-size-asian="11pt" style:font-size-complex="11pt"/>
    </style:style>
    <style:style style:name="P7" style:family="paragraph">
      <style:text-properties style:font-name="Times" fo:font-size="11pt" style:font-size-asian="11pt" style:font-size-complex="11pt"/>
    </style:style>
    <style:style style:name="P8" style:family="paragraph">
      <style:text-properties style:font-name="Times" fo:font-size="10pt" style:font-size-asian="10pt" style:font-size-complex="10pt"/>
    </style:style>
    <style:style style:name="T1" style:family="text">
      <style:text-properties style:font-name="Courier2" fo:font-size="11pt" style:font-size-asian="18pt" style:font-size-complex="18pt"/>
    </style:style>
    <style:style style:name="T2" style:family="text">
      <style:text-properties style:font-name="Courier1" fo:font-size="11pt" style:font-size-asian="11pt" style:font-size-complex="11pt"/>
    </style:style>
    <style:style style:name="T3" style:family="text">
      <style:text-properties style:font-name="Times" fo:font-size="12pt" style:font-size-asian="12pt" style:font-size-complex="12pt"/>
    </style:style>
    <style:style style:name="T4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Times" fo:font-size="11pt" style:font-size-asian="11pt" style:font-size-complex="11pt"/>
    </style:style>
    <style:style style:name="T7" style:family="text">
      <style:text-properties style:font-name="Time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68cm" svg:height="0.779cm" svg:x="6.291cm" svg:y="2.187cm">
          <text:p/>
        </draw:rect>
        <draw:rect draw:style-name="gr2" draw:text-style-name="P1" draw:layer="layout" svg:width="0.815cm" svg:height="0.779cm" svg:x="5.422cm" svg:y="2.188cm">
          <text:p text:style-name="P2"><text:span text:style-name="T1">ip:</text:span></text:p>
        </draw:rect>
        <draw:rect draw:style-name="gr1" draw:text-style-name="P1" draw:layer="layout" svg:width="3.068cm" svg:height="0.779cm" svg:x="11.792cm" svg:y="2.187cm">
          <text:p/>
        </draw:rect>
        <draw:rect draw:style-name="gr2" draw:text-style-name="P1" draw:layer="layout" svg:width="0.815cm" svg:height="0.779cm" svg:x="11.123cm" svg:y="2.188cm">
          <text:p text:style-name="P2"><text:span text:style-name="T1">i:</text:span></text:p>
        </draw:rect>
        <draw:rect draw:style-name="gr3" draw:text-style-name="P2" draw:layer="layout" svg:width="14.377cm" svg:height="1.959cm" svg:x="1.515cm" svg:y="1.5cm">
          <text:p/>
        </draw:rect>
        <draw:rect draw:style-name="gr4" draw:text-style-name="P2" draw:layer="layout" svg:width="14.377cm" svg:height="1.959cm" svg:x="1.516cm" svg:y="3.401cm">
          <text:p/>
        </draw:rect>
        <draw:rect draw:style-name="gr1" draw:text-style-name="P1" draw:layer="layout" svg:width="3.068cm" svg:height="0.779cm" svg:x="6.291cm" svg:y="4.288cm">
          <text:p/>
        </draw:rect>
        <draw:rect draw:style-name="gr2" draw:text-style-name="P1" draw:layer="layout" svg:width="0.815cm" svg:height="0.779cm" svg:x="5.422cm" svg:y="4.289cm">
          <text:p text:style-name="P2"><text:span text:style-name="T1">ip:</text:span></text:p>
        </draw:rect>
        <draw:rect draw:style-name="gr1" draw:text-style-name="P1" draw:layer="layout" svg:width="3.068cm" svg:height="0.779cm" svg:x="11.792cm" svg:y="4.288cm">
          <text:p/>
        </draw:rect>
        <draw:rect draw:style-name="gr2" draw:text-style-name="P1" draw:layer="layout" svg:width="0.815cm" svg:height="0.779cm" svg:x="11.123cm" svg:y="4.289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935) translate (9.3519999975675cm 4.55399999623849cm)" svg:viewBox="0 0 2187 1082" svg:d="M0 0c1416 0 2187 1082 2187 1082">
          <text:p/>
        </draw:path>
        <draw:rect draw:style-name="gr4" draw:text-style-name="P2" draw:layer="layout" svg:width="14.377cm" svg:height="1.959cm" svg:x="1.517cm" svg:y="5.302cm">
          <text:p/>
        </draw:rect>
        <draw:rect draw:style-name="gr1" draw:text-style-name="P1" draw:layer="layout" svg:width="3.068cm" svg:height="0.779cm" svg:x="6.292cm" svg:y="6.189cm">
          <text:p/>
        </draw:rect>
        <draw:rect draw:style-name="gr2" draw:text-style-name="P1" draw:layer="layout" svg:width="0.815cm" svg:height="0.779cm" svg:x="5.423cm" svg:y="6.19cm">
          <text:p text:style-name="P2"><text:span text:style-name="T1">ip:</text:span></text:p>
        </draw:rect>
        <draw:rect draw:style-name="gr6" draw:text-style-name="P1" draw:layer="layout" svg:width="3.068cm" svg:height="0.779cm" svg:x="11.793cm" svg:y="6.189cm">
          <text:p text:style-name="P2"><text:span text:style-name="T1">5</text:span></text:p>
        </draw:rect>
        <draw:rect draw:style-name="gr2" draw:text-style-name="P1" draw:layer="layout" svg:width="0.815cm" svg:height="0.779cm" svg:x="11.124cm" svg:y="6.19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935) translate (9.3529999975675cm 6.45499999623848cm)" svg:viewBox="0 0 2187 1082" svg:d="M0 0c1416 0 2187 1082 2187 1082">
          <text:p/>
        </draw:path>
        <draw:rect draw:style-name="gr4" draw:text-style-name="P2" draw:layer="layout" svg:width="14.377cm" svg:height="1.959cm" svg:x="1.518cm" svg:y="7.203cm">
          <text:p/>
        </draw:rect>
        <draw:rect draw:style-name="gr1" draw:text-style-name="P1" draw:layer="layout" svg:width="3.068cm" svg:height="0.779cm" svg:x="6.293cm" svg:y="8.09cm">
          <text:p/>
        </draw:rect>
        <draw:rect draw:style-name="gr2" draw:text-style-name="P1" draw:layer="layout" svg:width="0.815cm" svg:height="0.779cm" svg:x="5.424cm" svg:y="8.091cm">
          <text:p text:style-name="P2"><text:span text:style-name="T1">ip:</text:span></text:p>
        </draw:rect>
        <draw:rect draw:style-name="gr6" draw:text-style-name="P1" draw:layer="layout" svg:width="3.068cm" svg:height="0.779cm" svg:x="11.794cm" svg:y="8.09cm">
          <text:p text:style-name="P2"><text:span text:style-name="T1">10</text:span></text:p>
        </draw:rect>
        <draw:rect draw:style-name="gr2" draw:text-style-name="P1" draw:layer="layout" svg:width="0.815cm" svg:height="0.779cm" svg:x="11.125cm" svg:y="8.091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935) translate (9.3539999975675cm 8.35599999623848cm)" svg:viewBox="0 0 2187 1082" svg:d="M0 0c1416 0 2187 1082 2187 1082">
          <text:p/>
        </draw:path>
        <draw:frame draw:style-name="gr7" draw:text-style-name="P3" draw:layer="layout" svg:width="2.132cm" svg:height="1.029cm" svg:x="1.993cm" svg:y="1.957cm">
          <draw:text-box>
            <text:p><text:span text:style-name="T2">int i;</text:span></text:p>
            <text:p><text:span text:style-name="T2">int *ip</text:span></text:p>
          </draw:text-box>
        </draw:frame>
        <draw:frame draw:style-name="gr7" draw:text-style-name="P3" draw:layer="layout" svg:width="2.365cm" svg:height="0.64cm" svg:x="1.993cm" svg:y="4.158cm">
          <draw:text-box>
            <text:p><text:span text:style-name="T2">ip = &amp;i;</text:span></text:p>
          </draw:text-box>
        </draw:frame>
        <draw:frame draw:style-name="gr7" draw:text-style-name="P3" draw:layer="layout" svg:width="1.899cm" svg:height="0.64cm" svg:x="1.993cm" svg:y="5.958cm">
          <draw:text-box>
            <text:p><text:span text:style-name="T2">i = 5;</text:span></text:p>
          </draw:text-box>
        </draw:frame>
        <draw:frame draw:style-name="gr7" draw:text-style-name="P3" draw:layer="layout" svg:width="2.598cm" svg:height="0.64cm" svg:x="1.993cm" svg:y="7.858cm">
          <draw:text-box>
            <text:p><text:span text:style-name="T2">*ip = 10;</text:span></text:p>
          </draw:text-box>
        </draw:frame>
        <draw:rect draw:style-name="gr4" draw:text-style-name="P2" draw:layer="layout" svg:width="14.377cm" svg:height="1.959cm" svg:x="1.519cm" svg:y="9.104cm">
          <text:p/>
        </draw:rect>
        <draw:rect draw:style-name="gr1" draw:text-style-name="P1" draw:layer="layout" svg:width="3.068cm" svg:height="0.779cm" svg:x="6.294cm" svg:y="9.991cm">
          <text:p/>
        </draw:rect>
        <draw:rect draw:style-name="gr2" draw:text-style-name="P1" draw:layer="layout" svg:width="0.815cm" svg:height="0.779cm" svg:x="5.425cm" svg:y="9.992cm">
          <text:p text:style-name="P2"><text:span text:style-name="T1">ip:</text:span></text:p>
        </draw:rect>
        <draw:rect draw:style-name="gr6" draw:text-style-name="P1" draw:layer="layout" svg:width="3.068cm" svg:height="0.779cm" svg:x="11.795cm" svg:y="9.991cm">
          <text:p text:style-name="P2"><text:span text:style-name="T1">15</text:span></text:p>
        </draw:rect>
        <draw:rect draw:style-name="gr2" draw:text-style-name="P1" draw:layer="layout" svg:width="0.815cm" svg:height="0.779cm" svg:x="11.126cm" svg:y="9.992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935) translate (9.3549999975675cm 10.2569999962385cm)" svg:viewBox="0 0 2187 1082" svg:d="M0 0c1416 0 2187 1082 2187 1082">
          <text:p/>
        </draw:path>
        <draw:frame draw:style-name="gr7" draw:text-style-name="P3" draw:layer="layout" svg:width="2.132cm" svg:height="0.64cm" svg:x="1.994cm" svg:y="9.759cm">
          <draw:text-box>
            <text:p><text:span text:style-name="T2">i = 15;</text:span></text:p>
          </draw:text-box>
        </draw:frame>
      </draw:page>
      <draw:page draw:name="page2" draw:style-name="dp1" draw:master-page-name="Default">
        <draw:rect draw:style-name="gr8" draw:text-style-name="P2" draw:layer="layout" svg:width="0.445cm" svg:height="0.823cm" svg:x="1.4cm" svg:y="2.502cm">
          <text:p/>
        </draw:rect>
        <draw:rect draw:style-name="gr1" draw:text-style-name="P1" draw:layer="layout" svg:width="3.068cm" svg:height="0.779cm" svg:x="7.491cm" svg:y="2.187cm">
          <text:p/>
        </draw:rect>
        <draw:rect draw:style-name="gr2" draw:text-style-name="P1" draw:layer="layout" svg:width="1.271cm" svg:height="0.779cm" svg:x="6.366cm" svg:y="2.188cm">
          <text:p text:style-name="P2"><text:span text:style-name="T1">ip1:</text:span></text:p>
        </draw:rect>
        <draw:rect draw:style-name="gr6" draw:text-style-name="P1" draw:layer="layout" svg:width="3.068cm" svg:height="0.779cm" svg:x="12.992cm" svg:y="2.987cm">
          <text:p text:style-name="P2"><text:span text:style-name="T1">5</text:span></text:p>
        </draw:rect>
        <draw:rect draw:style-name="gr2" draw:text-style-name="P1" draw:layer="layout" svg:width="0.815cm" svg:height="0.779cm" svg:x="12.323cm" svg:y="2.988cm">
          <text:p text:style-name="P2"><text:span text:style-name="T1">i:</text:span></text:p>
        </draw:rect>
        <draw:frame draw:style-name="gr7" draw:text-style-name="P3" draw:layer="layout" svg:width="3.995cm" svg:height="2.196cm" svg:x="1.593cm" svg:y="1.957cm">
          <draw:text-box>
            <text:p><text:span text:style-name="T2">int i;</text:span></text:p>
            <text:p><text:span text:style-name="T2">int *ip1, *ip2;</text:span></text:p>
            <text:p><text:span text:style-name="T2"/></text:p>
            <text:p><text:span text:style-name="T2">ip = &amp;i;</text:span></text:p>
            <text:p><text:span text:style-name="T2">i = 5;</text:span></text:p>
          </draw:text-box>
        </draw:frame>
        <draw:rect draw:style-name="gr1" draw:text-style-name="P1" draw:layer="layout" svg:width="3.068cm" svg:height="0.779cm" svg:x="7.492cm" svg:y="2.987cm">
          <text:p/>
        </draw:rect>
        <draw:rect draw:style-name="gr2" draw:text-style-name="P1" draw:layer="layout" svg:width="1.271cm" svg:height="0.779cm" svg:x="6.366cm" svg:y="2.988cm">
          <text:p text:style-name="P2"><text:span text:style-name="T1">ip2:</text:span></text:p>
        </draw:rect>
        <draw:rect draw:style-name="gr8" draw:text-style-name="P2" draw:layer="layout" svg:width="0.445cm" svg:height="0.823cm" svg:x="16.267cm" svg:y="3.015cm">
          <text:p/>
        </draw:rect>
        <draw:path draw:style-name="gr5" draw:text-style-name="P2" draw:layer="layout" svg:width="2.908cm" svg:height="1.375cm" draw:transform="rotate (0.302640092295817) translate (10.52cm 2.535cm)" svg:viewBox="0 0 2909 1376" svg:d="M0 0c2298 0 2909 1376 2909 1376">
          <text:p/>
        </draw:path>
        <draw:rect draw:style-name="gr8" draw:text-style-name="P2" draw:layer="layout" svg:width="0.445cm" svg:height="0.823cm" svg:x="1.4cm" svg:y="6.102cm">
          <text:p/>
        </draw:rect>
        <draw:rect draw:style-name="gr1" draw:text-style-name="P1" draw:layer="layout" svg:width="3.068cm" svg:height="0.779cm" svg:x="7.491cm" svg:y="5.787cm">
          <text:p/>
        </draw:rect>
        <draw:rect draw:style-name="gr2" draw:text-style-name="P1" draw:layer="layout" svg:width="1.271cm" svg:height="0.779cm" svg:x="6.366cm" svg:y="5.788cm">
          <text:p text:style-name="P2"><text:span text:style-name="T1">ip1:</text:span></text:p>
        </draw:rect>
        <draw:rect draw:style-name="gr6" draw:text-style-name="P1" draw:layer="layout" svg:width="3.068cm" svg:height="0.779cm" svg:x="12.992cm" svg:y="6.587cm">
          <text:p text:style-name="P2"><text:span text:style-name="T1">5</text:span></text:p>
        </draw:rect>
        <draw:rect draw:style-name="gr2" draw:text-style-name="P1" draw:layer="layout" svg:width="0.815cm" svg:height="0.779cm" svg:x="12.323cm" svg:y="6.588cm">
          <text:p text:style-name="P2"><text:span text:style-name="T1">i:</text:span></text:p>
        </draw:rect>
        <draw:frame draw:style-name="gr7" draw:text-style-name="P3" draw:layer="layout" svg:width="3.762cm" svg:height="1.029cm" svg:x="1.593cm" svg:y="6.057cm">
          <draw:text-box>
            <text:p><text:span text:style-name="T2">ip1 = new int;</text:span></text:p>
            <text:p><text:span text:style-name="T2">*ip1 = 10;</text:span></text:p>
          </draw:text-box>
        </draw:frame>
        <draw:rect draw:style-name="gr1" draw:text-style-name="P1" draw:layer="layout" svg:width="3.068cm" svg:height="0.779cm" svg:x="7.492cm" svg:y="6.587cm">
          <text:p/>
        </draw:rect>
        <draw:rect draw:style-name="gr2" draw:text-style-name="P1" draw:layer="layout" svg:width="1.271cm" svg:height="0.779cm" svg:x="6.366cm" svg:y="6.588cm">
          <text:p text:style-name="P2"><text:span text:style-name="T1">ip2:</text:span></text:p>
        </draw:rect>
        <draw:rect draw:style-name="gr8" draw:text-style-name="P2" draw:layer="layout" svg:width="0.445cm" svg:height="0.823cm" svg:x="16.267cm" svg:y="6.615cm">
          <text:p/>
        </draw:rect>
        <draw:rect draw:style-name="gr6" draw:text-style-name="P1" draw:layer="layout" svg:width="3.068cm" svg:height="0.779cm" svg:x="12.992cm" svg:y="5.488cm">
          <text:p text:style-name="P2"><text:span text:style-name="T1">10</text:span></text:p>
        </draw:rect>
        <draw:line draw:style-name="gr9" draw:text-style-name="P2" draw:layer="layout" svg:x1="10.555cm" svg:y1="6.271cm" svg:x2="12.988cm" svg:y2="5.791cm">
          <text:p/>
        </draw:line>
        <draw:rect draw:style-name="gr6" draw:text-style-name="P1" draw:layer="layout" svg:width="3.068cm" svg:height="0.779cm" svg:x="12.992cm" svg:y="6.588cm">
          <text:p text:style-name="P2"><text:span text:style-name="T1">5</text:span></text:p>
        </draw:rect>
        <draw:rect draw:style-name="gr8" draw:text-style-name="P2" draw:layer="layout" svg:width="0.445cm" svg:height="0.823cm" svg:x="1.4cm" svg:y="10.602cm">
          <text:p/>
        </draw:rect>
        <draw:rect draw:style-name="gr1" draw:text-style-name="P1" draw:layer="layout" svg:width="3.068cm" svg:height="0.953cm" svg:x="7.491cm" svg:y="10.287cm">
          <text:p/>
        </draw:rect>
        <draw:rect draw:style-name="gr2" draw:text-style-name="P1" draw:layer="layout" svg:width="1.271cm" svg:height="0.779cm" svg:x="6.366cm" svg:y="10.288cm">
          <text:p text:style-name="P2"><text:span text:style-name="T1">ip1:</text:span></text:p>
        </draw:rect>
        <draw:rect draw:style-name="gr6" draw:text-style-name="P1" draw:layer="layout" svg:width="3.068cm" svg:height="0.779cm" svg:x="12.992cm" svg:y="11.087cm">
          <text:p text:style-name="P2"><text:span text:style-name="T1">5</text:span></text:p>
        </draw:rect>
        <draw:rect draw:style-name="gr2" draw:text-style-name="P1" draw:layer="layout" svg:width="0.815cm" svg:height="0.779cm" svg:x="12.323cm" svg:y="11.088cm">
          <text:p text:style-name="P2"><text:span text:style-name="T1">i:</text:span></text:p>
        </draw:rect>
        <draw:frame draw:style-name="gr7" draw:text-style-name="P3" draw:layer="layout" svg:width="3.762cm" svg:height="1.029cm" svg:x="1.593cm" svg:y="10.557cm">
          <draw:text-box>
            <text:p><text:span text:style-name="T2">ip1 = new int;</text:span></text:p>
            <text:p><text:span text:style-name="T2">*ip1 = 15;</text:span></text:p>
          </draw:text-box>
        </draw:frame>
        <draw:rect draw:style-name="gr1" draw:text-style-name="P1" draw:layer="layout" svg:width="3.068cm" svg:height="0.779cm" svg:x="7.492cm" svg:y="11.087cm">
          <text:p/>
        </draw:rect>
        <draw:rect draw:style-name="gr2" draw:text-style-name="P1" draw:layer="layout" svg:width="1.271cm" svg:height="0.779cm" svg:x="6.366cm" svg:y="11.088cm">
          <text:p text:style-name="P2"><text:span text:style-name="T1">ip2:</text:span></text:p>
        </draw:rect>
        <draw:rect draw:style-name="gr8" draw:text-style-name="P2" draw:layer="layout" svg:width="0.445cm" svg:height="0.823cm" svg:x="16.267cm" svg:y="11.115cm">
          <text:p/>
        </draw:rect>
        <draw:rect draw:style-name="gr6" draw:text-style-name="P1" draw:layer="layout" svg:width="3.068cm" svg:height="0.779cm" svg:x="12.992cm" svg:y="9.988cm">
          <text:p text:style-name="P2"><text:span text:style-name="T1">10</text:span></text:p>
        </draw:rect>
        <draw:line draw:style-name="gr9" draw:text-style-name="P2" draw:layer="layout" svg:x1="10.555cm" svg:y1="10.771cm" svg:x2="12.954cm" svg:y2="9.287cm">
          <text:p/>
        </draw:line>
        <draw:rect draw:style-name="gr6" draw:text-style-name="P1" draw:layer="layout" svg:width="3.068cm" svg:height="0.779cm" svg:x="12.992cm" svg:y="11.088cm">
          <text:p text:style-name="P2"><text:span text:style-name="T1">5</text:span></text:p>
        </draw:rect>
        <draw:rect draw:style-name="gr6" draw:text-style-name="P1" draw:layer="layout" svg:width="3.068cm" svg:height="0.779cm" svg:x="12.992cm" svg:y="8.889cm">
          <text:p text:style-name="P2"><text:span text:style-name="T1">15</text:span></text:p>
        </draw:rect>
        <draw:rect draw:style-name="gr8" draw:text-style-name="P2" draw:layer="layout" svg:width="0.445cm" svg:height="0.823cm" svg:x="1.4cm" svg:y="15.203cm">
          <text:p/>
        </draw:rect>
        <draw:rect draw:style-name="gr1" draw:text-style-name="P1" draw:layer="layout" svg:width="3.068cm" svg:height="0.953cm" svg:x="7.491cm" svg:y="14.888cm">
          <text:p/>
        </draw:rect>
        <draw:rect draw:style-name="gr2" draw:text-style-name="P1" draw:layer="layout" svg:width="1.271cm" svg:height="0.779cm" svg:x="6.366cm" svg:y="14.889cm">
          <text:p text:style-name="P2"><text:span text:style-name="T1">ip1:</text:span></text:p>
        </draw:rect>
        <draw:rect draw:style-name="gr6" draw:text-style-name="P1" draw:layer="layout" svg:width="3.068cm" svg:height="0.779cm" svg:x="12.992cm" svg:y="15.688cm">
          <text:p text:style-name="P2"><text:span text:style-name="T1">5</text:span></text:p>
        </draw:rect>
        <draw:rect draw:style-name="gr2" draw:text-style-name="P1" draw:layer="layout" svg:width="0.815cm" svg:height="0.779cm" svg:x="12.323cm" svg:y="15.689cm">
          <text:p text:style-name="P2"><text:span text:style-name="T1">i:</text:span></text:p>
        </draw:rect>
        <draw:frame draw:style-name="gr7" draw:text-style-name="P3" draw:layer="layout" svg:width="2.83cm" svg:height="1.029cm" svg:x="1.593cm" svg:y="15.158cm">
          <draw:text-box>
            <text:p><text:span text:style-name="T2">ip2 = ip1;</text:span></text:p>
            <text:p><text:span text:style-name="T2">*ip2 = 20;</text:span></text:p>
          </draw:text-box>
        </draw:frame>
        <draw:rect draw:style-name="gr1" draw:text-style-name="P1" draw:layer="layout" svg:width="3.068cm" svg:height="0.779cm" svg:x="7.492cm" svg:y="15.688cm">
          <text:p/>
        </draw:rect>
        <draw:rect draw:style-name="gr2" draw:text-style-name="P1" draw:layer="layout" svg:width="1.271cm" svg:height="0.779cm" svg:x="6.366cm" svg:y="15.689cm">
          <text:p text:style-name="P2"><text:span text:style-name="T1">ip2:</text:span></text:p>
        </draw:rect>
        <draw:rect draw:style-name="gr8" draw:text-style-name="P2" draw:layer="layout" svg:width="0.445cm" svg:height="0.823cm" svg:x="16.267cm" svg:y="15.716cm">
          <text:p/>
        </draw:rect>
        <draw:rect draw:style-name="gr6" draw:text-style-name="P1" draw:layer="layout" svg:width="3.068cm" svg:height="0.779cm" svg:x="12.992cm" svg:y="14.589cm">
          <text:p text:style-name="P2"><text:span text:style-name="T1">10</text:span></text:p>
        </draw:rect>
        <draw:line draw:style-name="gr9" draw:text-style-name="P2" draw:layer="layout" svg:x1="10.555cm" svg:y1="15.372cm" svg:x2="12.954cm" svg:y2="13.888cm">
          <text:p/>
        </draw:line>
        <draw:rect draw:style-name="gr6" draw:text-style-name="P1" draw:layer="layout" svg:width="3.068cm" svg:height="0.779cm" svg:x="12.992cm" svg:y="15.689cm">
          <text:p text:style-name="P2"><text:span text:style-name="T1">5</text:span></text:p>
        </draw:rect>
        <draw:rect draw:style-name="gr6" draw:text-style-name="P1" draw:layer="layout" svg:width="3.068cm" svg:height="0.779cm" svg:x="12.992cm" svg:y="13.49cm">
          <text:p text:style-name="P2"><text:span text:style-name="T1">20</text:span></text:p>
        </draw:rect>
        <draw:line draw:style-name="gr9" draw:text-style-name="P2" draw:layer="layout" svg:x1="10.555cm" svg:y1="16.14cm" svg:x2="12.954cm" svg:y2="14.221cm">
          <text:p/>
        </draw:line>
      </draw:page>
      <draw:page draw:name="page3" draw:style-name="dp1" draw:master-page-name="Default">
        <draw:rect draw:style-name="gr8" draw:text-style-name="P2" draw:layer="layout" svg:width="0.445cm" svg:height="0.823cm" svg:x="3.456cm" svg:y="3.989cm">
          <text:p/>
        </draw:rect>
        <draw:rect draw:style-name="gr1" draw:text-style-name="P1" draw:layer="layout" svg:width="3.068cm" svg:height="0.953cm" svg:x="9.547cm" svg:y="3.674cm">
          <text:p/>
        </draw:rect>
        <draw:rect draw:style-name="gr2" draw:text-style-name="P1" draw:layer="layout" svg:width="1.271cm" svg:height="0.779cm" svg:x="8.422cm" svg:y="3.675cm">
          <text:p text:style-name="P2"><text:span text:style-name="T1">ip1:</text:span></text:p>
        </draw:rect>
        <draw:rect draw:style-name="gr6" draw:text-style-name="P1" draw:layer="layout" svg:width="3.068cm" svg:height="0.779cm" svg:x="15.048cm" svg:y="4.474cm">
          <text:p text:style-name="P2"><text:span text:style-name="T1">5</text:span></text:p>
        </draw:rect>
        <draw:rect draw:style-name="gr2" draw:text-style-name="P1" draw:layer="layout" svg:width="0.815cm" svg:height="0.779cm" svg:x="14.379cm" svg:y="4.475cm">
          <text:p text:style-name="P2"><text:span text:style-name="T1">i:</text:span></text:p>
        </draw:rect>
        <draw:frame draw:style-name="gr7" draw:text-style-name="P3" draw:layer="layout" svg:width="3.762cm" svg:height="1.029cm" svg:x="3.649cm" svg:y="3.944cm">
          <draw:text-box>
            <text:p><text:span text:style-name="T2">ip1 = new int;</text:span></text:p>
            <text:p><text:span text:style-name="T2">*ip1 = 25;</text:span></text:p>
          </draw:text-box>
        </draw:frame>
        <draw:rect draw:style-name="gr1" draw:text-style-name="P1" draw:layer="layout" svg:width="3.068cm" svg:height="0.779cm" svg:x="9.548cm" svg:y="4.474cm">
          <text:p/>
        </draw:rect>
        <draw:rect draw:style-name="gr2" draw:text-style-name="P1" draw:layer="layout" svg:width="1.271cm" svg:height="0.779cm" svg:x="8.422cm" svg:y="4.475cm">
          <text:p text:style-name="P2"><text:span text:style-name="T1">ip2:</text:span></text:p>
        </draw:rect>
        <draw:rect draw:style-name="gr8" draw:text-style-name="P2" draw:layer="layout" svg:width="0.445cm" svg:height="0.823cm" svg:x="18.323cm" svg:y="4.502cm">
          <text:p/>
        </draw:rect>
        <draw:rect draw:style-name="gr6" draw:text-style-name="P1" draw:layer="layout" svg:width="3.068cm" svg:height="0.779cm" svg:x="15.048cm" svg:y="3.375cm">
          <text:p text:style-name="P2"><text:span text:style-name="T1">10</text:span></text:p>
        </draw:rect>
        <draw:line draw:style-name="gr9" draw:text-style-name="P2" draw:layer="layout" svg:x1="12.611cm" svg:y1="4.158cm" svg:x2="15.01cm" svg:y2="1.936cm">
          <text:p/>
        </draw:line>
        <draw:rect draw:style-name="gr6" draw:text-style-name="P1" draw:layer="layout" svg:width="3.068cm" svg:height="0.779cm" svg:x="15.048cm" svg:y="4.475cm">
          <text:p text:style-name="P2"><text:span text:style-name="T1">5</text:span></text:p>
        </draw:rect>
        <draw:rect draw:style-name="gr6" draw:text-style-name="P1" draw:layer="layout" svg:width="3.068cm" svg:height="0.779cm" svg:x="15.048cm" svg:y="2.276cm">
          <text:p text:style-name="P2"><text:span text:style-name="T1">20</text:span></text:p>
        </draw:rect>
        <draw:line draw:style-name="gr9" draw:text-style-name="P2" draw:layer="layout" svg:x1="12.611cm" svg:y1="4.926cm" svg:x2="15.01cm" svg:y2="3.007cm">
          <text:p/>
        </draw:line>
        <draw:rect draw:style-name="gr6" draw:text-style-name="P1" draw:layer="layout" svg:width="3.068cm" svg:height="0.779cm" svg:x="15.048cm" svg:y="1.177cm">
          <text:p text:style-name="P2"><text:span text:style-name="T1">25</text:span></text:p>
        </draw:rect>
        <draw:rect draw:style-name="gr8" draw:text-style-name="P2" draw:layer="layout" svg:width="0.445cm" svg:height="0.823cm" svg:x="3.456cm" svg:y="9.089cm">
          <text:p/>
        </draw:rect>
        <draw:rect draw:style-name="gr1" draw:text-style-name="P1" draw:layer="layout" svg:width="3.068cm" svg:height="0.953cm" svg:x="9.547cm" svg:y="8.774cm">
          <text:p/>
        </draw:rect>
        <draw:rect draw:style-name="gr2" draw:text-style-name="P1" draw:layer="layout" svg:width="1.271cm" svg:height="0.779cm" svg:x="8.422cm" svg:y="8.775cm">
          <text:p text:style-name="P2"><text:span text:style-name="T1">ip1:</text:span></text:p>
        </draw:rect>
        <draw:rect draw:style-name="gr6" draw:text-style-name="P1" draw:layer="layout" svg:width="3.068cm" svg:height="0.779cm" svg:x="15.048cm" svg:y="9.574cm">
          <text:p text:style-name="P2"><text:span text:style-name="T1">5</text:span></text:p>
        </draw:rect>
        <draw:rect draw:style-name="gr2" draw:text-style-name="P1" draw:layer="layout" svg:width="0.815cm" svg:height="0.779cm" svg:x="14.379cm" svg:y="9.575cm">
          <text:p text:style-name="P2"><text:span text:style-name="T1">i:</text:span></text:p>
        </draw:rect>
        <draw:frame draw:style-name="gr7" draw:text-style-name="P3" draw:layer="layout" svg:width="3.063cm" svg:height="0.64cm" svg:x="3.649cm" svg:y="9.044cm">
          <draw:text-box>
            <text:p><text:span text:style-name="T2">delete ip1;</text:span></text:p>
          </draw:text-box>
        </draw:frame>
        <draw:rect draw:style-name="gr1" draw:text-style-name="P1" draw:layer="layout" svg:width="3.068cm" svg:height="0.779cm" svg:x="9.548cm" svg:y="9.574cm">
          <text:p/>
        </draw:rect>
        <draw:rect draw:style-name="gr2" draw:text-style-name="P1" draw:layer="layout" svg:width="1.271cm" svg:height="0.779cm" svg:x="8.422cm" svg:y="9.575cm">
          <text:p text:style-name="P2"><text:span text:style-name="T1">ip2:</text:span></text:p>
        </draw:rect>
        <draw:rect draw:style-name="gr8" draw:text-style-name="P2" draw:layer="layout" svg:width="0.445cm" svg:height="0.823cm" svg:x="18.323cm" svg:y="9.602cm">
          <text:p/>
        </draw:rect>
        <draw:rect draw:style-name="gr6" draw:text-style-name="P1" draw:layer="layout" svg:width="3.068cm" svg:height="0.779cm" svg:x="15.048cm" svg:y="8.475cm">
          <text:p text:style-name="P2"><text:span text:style-name="T1">10</text:span></text:p>
        </draw:rect>
        <draw:line draw:style-name="gr9" draw:text-style-name="P2" draw:layer="layout" svg:x1="12.611cm" svg:y1="9.258cm" svg:x2="15.01cm" svg:y2="7.036cm">
          <text:p/>
        </draw:line>
        <draw:rect draw:style-name="gr6" draw:text-style-name="P1" draw:layer="layout" svg:width="3.068cm" svg:height="0.779cm" svg:x="15.048cm" svg:y="9.575cm">
          <text:p text:style-name="P2"><text:span text:style-name="T1">5</text:span></text:p>
        </draw:rect>
        <draw:rect draw:style-name="gr6" draw:text-style-name="P1" draw:layer="layout" svg:width="3.068cm" svg:height="0.779cm" svg:x="15.048cm" svg:y="7.376cm">
          <text:p text:style-name="P2"><text:span text:style-name="T1">20</text:span></text:p>
        </draw:rect>
        <draw:line draw:style-name="gr9" draw:text-style-name="P2" draw:layer="layout" svg:x1="12.611cm" svg:y1="10.026cm" svg:x2="15.01cm" svg:y2="8.107cm">
          <text:p/>
        </draw:line>
        <draw:rect draw:style-name="gr6" draw:text-style-name="P1" draw:layer="layout" svg:width="3.068cm" svg:height="0.779cm" svg:x="15.048cm" svg:y="6.277cm">
          <text:p text:style-name="P2"><text:span text:style-name="T1">25</text:span></text:p>
        </draw:rect>
        <draw:ellipse draw:style-name="gr10" draw:text-style-name="P2" draw:layer="layout" svg:width="4.043cm" svg:height="1.508cm" svg:x="14.633cm" svg:y="6.005cm">
          <text:p/>
        </draw:ellipse>
        <draw:line draw:style-name="gr11" draw:text-style-name="P2" draw:layer="layout" svg:x1="14.598cm" svg:y1="6.759cm" svg:x2="11.857cm" svg:y2="6.759cm">
          <text:p/>
        </draw:line>
        <draw:frame draw:style-name="gr7" draw:text-style-name="P4" draw:layer="layout" svg:width="6.86cm" svg:height="1.947cm" svg:x="4.852cm" svg:y="6.422cm">
          <draw:text-box>
            <text:p><text:span text:style-name="T3">Although this memory still exists and</text:span></text:p>
            <text:p><text:span text:style-name="T3">equals 25, it could be given to other</text:span></text:p>
            <text:p><text:span text:style-name="T4">new</text:span><text:span text:style-name="T3"> calls. <text:s/>Thus, using it is a buggy</text:span></text:p>
            <text:p><text:span text:style-name="T3">activity.</text:span></text:p>
          </draw:text-box>
        </draw:frame>
        <draw:rect draw:style-name="gr6" draw:text-style-name="P1" draw:layer="layout" svg:width="1.093cm" svg:height="0.779cm" svg:x="8.056cm" svg:y="14.052cm">
          <text:p text:style-name="P2"><text:span text:style-name="T1">0</text:span></text:p>
        </draw:rect>
        <draw:rect draw:style-name="gr6" draw:text-style-name="P1" draw:layer="layout" svg:width="1.093cm" svg:height="0.779cm" svg:x="9.157cm" svg:y="14.052cm">
          <text:p text:style-name="P2"><text:span text:style-name="T1">11</text:span></text:p>
        </draw:rect>
        <draw:rect draw:style-name="gr6" draw:text-style-name="P1" draw:layer="layout" svg:width="1.093cm" svg:height="0.779cm" svg:x="10.258cm" svg:y="14.052cm">
          <text:p text:style-name="P2"><text:span text:style-name="T1">22</text:span></text:p>
        </draw:rect>
        <draw:rect draw:style-name="gr6" draw:text-style-name="P1" draw:layer="layout" svg:width="1.182cm" svg:height="0.779cm" svg:x="11.359cm" svg:y="14.052cm">
          <text:p text:style-name="P2"><text:span text:style-name="T1">33</text:span></text:p>
        </draw:rect>
        <draw:rect draw:style-name="gr6" draw:text-style-name="P1" draw:layer="layout" svg:width="1.093cm" svg:height="0.779cm" svg:x="12.46cm" svg:y="14.052cm">
          <text:p text:style-name="P2"><text:span text:style-name="T1">44</text:span></text:p>
        </draw:rect>
        <draw:rect draw:style-name="gr6" draw:text-style-name="P1" draw:layer="layout" svg:width="1.093cm" svg:height="0.779cm" svg:x="13.457cm" svg:y="14.052cm">
          <text:p text:style-name="P2"><text:span text:style-name="T1">55</text:span></text:p>
        </draw:rect>
        <draw:rect draw:style-name="gr6" draw:text-style-name="P1" draw:layer="layout" svg:width="1.093cm" svg:height="0.779cm" svg:x="14.558cm" svg:y="14.052cm">
          <text:p text:style-name="P2"><text:span text:style-name="T1">66</text:span></text:p>
        </draw:rect>
        <draw:rect draw:style-name="gr6" draw:text-style-name="P1" draw:layer="layout" svg:width="1.093cm" svg:height="0.779cm" svg:x="15.659cm" svg:y="14.052cm">
          <text:p text:style-name="P2"><text:span text:style-name="T1">77</text:span></text:p>
        </draw:rect>
        <draw:rect draw:style-name="gr6" draw:text-style-name="P1" draw:layer="layout" svg:width="1.182cm" svg:height="0.779cm" svg:x="16.76cm" svg:y="14.052cm">
          <text:p text:style-name="P2"><text:span text:style-name="T1">88</text:span></text:p>
        </draw:rect>
        <draw:rect draw:style-name="gr6" draw:text-style-name="P1" draw:layer="layout" svg:width="1.093cm" svg:height="0.779cm" svg:x="17.861cm" svg:y="14.052cm">
          <text:p text:style-name="P2"><text:span text:style-name="T1">99</text:span></text:p>
        </draw:rect>
        <draw:rect draw:style-name="gr2" draw:text-style-name="P1" draw:layer="layout" svg:width="0.815cm" svg:height="0.779cm" svg:x="7.08cm" svg:y="14.082cm">
          <text:p text:style-name="P2"><text:span text:style-name="T1">iv:</text:span></text:p>
        </draw:rect>
        <draw:rect draw:style-name="gr1" draw:text-style-name="P1" draw:layer="layout" svg:width="1.093cm" svg:height="0.779cm" svg:x="4.757cm" svg:y="14.053cm">
          <text:p/>
        </draw:rect>
        <draw:rect draw:style-name="gr2" draw:text-style-name="P1" draw:layer="layout" svg:width="0.815cm" svg:height="0.779cm" svg:x="3.781cm" svg:y="14.083cm">
          <text:p text:style-name="P2"><text:span text:style-name="T1">ivp:</text:span></text:p>
        </draw:rect>
        <draw:path draw:style-name="gr5" draw:text-style-name="P5" draw:layer="layout" svg:width="1.787cm" svg:height="1.327cm" draw:transform="rotate (0.653974870722275) translate (5.85999999960546cm 14.0409999994853cm)" svg:viewBox="0 0 1788 1328" svg:d="M0 0c1295 0 1788 1328 1788 1328">
          <text:p/>
        </draw:path>
        <draw:rect draw:style-name="gr1" draw:text-style-name="P1" draw:layer="layout" svg:width="1.093cm" svg:height="0.779cm" svg:x="4.758cm" svg:y="11.954cm">
          <text:p/>
        </draw:rect>
        <draw:rect draw:style-name="gr2" draw:text-style-name="P1" draw:layer="layout" svg:width="0.815cm" svg:height="0.779cm" svg:x="3.682cm" svg:y="11.984cm">
          <text:p text:style-name="P2"><text:span text:style-name="T1">ivpp:</text:span></text:p>
        </draw:rect>
        <draw:rect draw:style-name="gr1" draw:text-style-name="P1" draw:layer="layout" svg:width="1.093cm" svg:height="0.779cm" svg:x="8.056cm" svg:y="11.953cm">
          <text:p/>
        </draw:rect>
        <draw:rect draw:style-name="gr1" draw:text-style-name="P1" draw:layer="layout" svg:width="1.093cm" svg:height="0.779cm" svg:x="9.157cm" svg:y="11.953cm">
          <text:p/>
        </draw:rect>
        <draw:line draw:style-name="gr9" draw:text-style-name="P5" draw:layer="layout" svg:x1="5.86cm" svg:y1="12.337cm" svg:x2="8.019cm" svg:y2="12.371cm">
          <text:p/>
        </draw:line>
        <draw:line draw:style-name="gr9" draw:text-style-name="P5" draw:layer="layout" svg:x1="8.567cm" svg:y1="12.748cm" svg:x2="8.053cm" svg:y2="13.913cm">
          <text:p/>
        </draw:line>
        <draw:line draw:style-name="gr9" draw:text-style-name="P5" draw:layer="layout" svg:x1="9.629cm" svg:y1="12.748cm" svg:x2="8.259cm" svg:y2="13.947cm">
          <text:p/>
        </draw:line>
        <draw:rect draw:style-name="gr6" draw:text-style-name="P1" draw:layer="layout" svg:width="1.093cm" svg:height="0.779cm" svg:x="8.057cm" svg:y="18.353cm">
          <text:p text:style-name="P2"><text:span text:style-name="T1">-50</text:span></text:p>
        </draw:rect>
        <draw:rect draw:style-name="gr6" draw:text-style-name="P1" draw:layer="layout" svg:width="1.093cm" svg:height="0.779cm" svg:x="9.158cm" svg:y="18.353cm">
          <text:p text:style-name="P2"><text:span text:style-name="T1">11</text:span></text:p>
        </draw:rect>
        <draw:rect draw:style-name="gr6" draw:text-style-name="P1" draw:layer="layout" svg:width="1.093cm" svg:height="0.779cm" svg:x="10.259cm" svg:y="18.353cm">
          <text:p text:style-name="P2"><text:span text:style-name="T1">22</text:span></text:p>
        </draw:rect>
        <draw:rect draw:style-name="gr6" draw:text-style-name="P1" draw:layer="layout" svg:width="1.182cm" svg:height="0.779cm" svg:x="11.36cm" svg:y="18.353cm">
          <text:p text:style-name="P2"><text:span text:style-name="T1">33</text:span></text:p>
        </draw:rect>
        <draw:rect draw:style-name="gr2" draw:text-style-name="P1" draw:layer="layout" svg:width="0.815cm" svg:height="0.779cm" svg:x="7.081cm" svg:y="18.383cm">
          <text:p text:style-name="P2"><text:span text:style-name="T1">iv:</text:span></text:p>
        </draw:rect>
        <draw:rect draw:style-name="gr1" draw:text-style-name="P1" draw:layer="layout" svg:width="1.093cm" svg:height="0.779cm" svg:x="4.758cm" svg:y="18.354cm">
          <text:p/>
        </draw:rect>
        <draw:rect draw:style-name="gr2" draw:text-style-name="P1" draw:layer="layout" svg:width="0.815cm" svg:height="0.779cm" svg:x="3.782cm" svg:y="18.384cm">
          <text:p text:style-name="P2"><text:span text:style-name="T1">ivp:</text:span></text:p>
        </draw:rect>
        <draw:path draw:style-name="gr5" draw:text-style-name="P5" draw:layer="layout" svg:width="1.787cm" svg:height="1.327cm" draw:transform="rotate (0.653974870722275) translate (5.86099999960546cm 18.3419999994853cm)" svg:viewBox="0 0 1788 1328" svg:d="M0 0c1295 0 1788 1328 1788 1328">
          <text:p/>
        </draw:path>
        <draw:rect draw:style-name="gr1" draw:text-style-name="P1" draw:layer="layout" svg:width="1.093cm" svg:height="0.779cm" svg:x="4.759cm" svg:y="16.255cm">
          <text:p/>
        </draw:rect>
        <draw:rect draw:style-name="gr2" draw:text-style-name="P1" draw:layer="layout" svg:width="0.815cm" svg:height="0.779cm" svg:x="3.683cm" svg:y="16.285cm">
          <text:p text:style-name="P2"><text:span text:style-name="T1">ivpp:</text:span></text:p>
        </draw:rect>
        <draw:rect draw:style-name="gr1" draw:text-style-name="P1" draw:layer="layout" svg:width="1.093cm" svg:height="0.779cm" svg:x="8.057cm" svg:y="16.254cm">
          <text:p/>
        </draw:rect>
        <draw:rect draw:style-name="gr1" draw:text-style-name="P1" draw:layer="layout" svg:width="1.093cm" svg:height="0.779cm" svg:x="9.158cm" svg:y="16.254cm">
          <text:p/>
        </draw:rect>
        <draw:line draw:style-name="gr9" draw:text-style-name="P5" draw:layer="layout" svg:x1="5.861cm" svg:y1="16.638cm" svg:x2="8.02cm" svg:y2="16.672cm">
          <text:p/>
        </draw:line>
        <draw:line draw:style-name="gr9" draw:text-style-name="P5" draw:layer="layout" svg:x1="8.568cm" svg:y1="17.049cm" svg:x2="8.054cm" svg:y2="18.214cm">
          <text:p/>
        </draw:line>
        <draw:line draw:style-name="gr9" draw:text-style-name="P5" draw:layer="layout" svg:x1="9.63cm" svg:y1="17.049cm" svg:x2="8.26cm" svg:y2="18.248cm">
          <text:p/>
        </draw:line>
      </draw:page>
      <draw:page draw:name="page4" draw:style-name="dp1" draw:master-page-name="Default">
        <draw:rect draw:style-name="gr12" draw:text-style-name="P6" draw:layer="layout" svg:width="5.364cm" svg:height="0.639cm" svg:x="5.794cm" svg:y="17.018cm">
          <text:p text:style-name="P2"><text:span text:style-name="T5">name</text:span><text:span text:style-name="T6">: Landon Matthew Redtop</text:span></text:p>
        </draw:rect>
        <draw:rect draw:style-name="gr12" draw:text-style-name="P6" draw:layer="layout" svg:width="5.364cm" svg:height="0.68cm" svg:x="5.794cm" svg:y="17.618cm">
          <text:p text:style-name="P2"><text:span text:style-name="T5">tournaments</text:span><text:span text:style-name="T6">: </text:span></text:p>
        </draw:rect>
        <draw:rect draw:style-name="gr12" draw:text-style-name="P6" draw:layer="layout" svg:width="5.364cm" svg:height="0.639cm" svg:x="1.948cm" svg:y="12.593cm">
          <text:p text:style-name="P2"><text:span text:style-name="T5">name</text:span><text:span text:style-name="T6">: Austin Crony</text:span></text:p>
        </draw:rect>
        <draw:rect draw:style-name="gr12" draw:text-style-name="P6" draw:layer="layout" svg:width="5.364cm" svg:height="0.68cm" svg:x="1.948cm" svg:y="13.193cm">
          <text:p text:style-name="P2"><text:span text:style-name="T5">tournaments</text:span><text:span text:style-name="T6">: </text:span></text:p>
        </draw:rect>
        <draw:rect draw:style-name="gr13" draw:text-style-name="P2" draw:layer="layout" svg:width="0.862cm" svg:height="0.443cm" svg:x="5.346cm" svg:y="13.312cm">
          <text:p/>
        </draw:rect>
        <draw:rect draw:style-name="gr12" draw:text-style-name="P6" draw:layer="layout" svg:width="5.364cm" svg:height="0.639cm" svg:x="9.522cm" svg:y="9.561cm">
          <text:p text:style-name="P2"><text:span text:style-name="T5">name</text:span><text:span text:style-name="T6">: Ryan Petulant</text:span></text:p>
        </draw:rect>
        <draw:rect draw:style-name="gr12" draw:text-style-name="P6" draw:layer="layout" svg:width="5.364cm" svg:height="0.68cm" svg:x="9.522cm" svg:y="10.161cm">
          <text:p text:style-name="P2"><text:span text:style-name="T5">tournaments</text:span><text:span text:style-name="T6">: </text:span></text:p>
        </draw:rect>
        <draw:rect draw:style-name="gr12" draw:text-style-name="P6" draw:layer="layout" svg:width="5.364cm" svg:height="0.639cm" svg:x="14.835cm" svg:y="16.618cm">
          <text:p text:style-name="P2"><text:span text:style-name="T5">name</text:span><text:span text:style-name="T6">: Cameron Privy</text:span></text:p>
        </draw:rect>
        <draw:rect draw:style-name="gr12" draw:text-style-name="P6" draw:layer="layout" svg:width="5.364cm" svg:height="0.68cm" svg:x="14.835cm" svg:y="17.218cm">
          <text:p text:style-name="P2"><text:span text:style-name="T5">tournaments</text:span><text:span text:style-name="T6">: </text:span></text:p>
        </draw:rect>
        <draw:rect draw:style-name="gr14" draw:text-style-name="P6" draw:layer="layout" svg:width="5.364cm" svg:height="0.639cm" svg:x="18.767cm" svg:y="8.424cm">
          <text:p text:style-name="P2"><text:span text:style-name="T5">name</text:span><text:span text:style-name="T6">: The CS140 Invitational</text:span></text:p>
        </draw:rect>
        <draw:rect draw:style-name="gr14" draw:text-style-name="P6" draw:layer="layout" svg:width="5.364cm" svg:height="0.68cm" svg:x="18.767cm" svg:y="9.024cm">
          <text:p text:style-name="P2"><text:span text:style-name="T5">golfers</text:span><text:span text:style-name="T6">: </text:span></text:p>
        </draw:rect>
        <draw:rect draw:style-name="gr14" draw:text-style-name="P6" draw:layer="layout" svg:width="5.364cm" svg:height="0.639cm" svg:x="15.97cm" svg:y="12.553cm">
          <text:p text:style-name="P2"><text:span text:style-name="T5">name</text:span><text:span text:style-name="T6">: The Open Source Open</text:span></text:p>
        </draw:rect>
        <draw:rect draw:style-name="gr14" draw:text-style-name="P6" draw:layer="layout" svg:width="5.364cm" svg:height="0.68cm" svg:x="15.97cm" svg:y="13.153cm">
          <text:p text:style-name="P2"><text:span text:style-name="T5">golfers</text:span><text:span text:style-name="T6">: </text:span></text:p>
        </draw:rect>
        <draw:rect draw:style-name="gr14" draw:text-style-name="P6" draw:layer="layout" svg:width="21.279cm" svg:height="0.639cm" svg:x="2.694cm" svg:y="1.928cm">
          <text:p text:style-name="P2"><text:span text:style-name="T5">GHash</text:span><text:span text:style-name="T6">: </text:span></text:p>
        </draw:rect>
        <draw:rect draw:style-name="gr14" draw:text-style-name="P6" draw:layer="layout" svg:width="21.279cm" svg:height="0.731cm" svg:x="2.694cm" svg:y="2.528cm">
          <text:p text:style-name="P2"><text:span text:style-name="T5">Golfers</text:span><text:span text:style-name="T6">: </text:span></text:p>
        </draw:rect>
        <draw:rect draw:style-name="gr14" draw:text-style-name="P6" draw:layer="layout" svg:width="21.279cm" svg:height="0.639cm" svg:x="2.695cm" svg:y="3.228cm">
          <text:p text:style-name="P2"><text:span text:style-name="T5">THash</text:span><text:span text:style-name="T6">:</text:span></text:p>
        </draw:rect>
        <draw:rect draw:style-name="gr14" draw:text-style-name="P6" draw:layer="layout" svg:width="21.279cm" svg:height="0.68cm" svg:x="2.695cm" svg:y="3.828cm">
          <text:p text:style-name="P2"><text:span text:style-name="T5">Tournaments</text:span><text:span text:style-name="T6">: </text:span></text:p>
        </draw:rect>
        <draw:rect draw:style-name="gr4" draw:text-style-name="P2" draw:layer="layout" svg:width="0.288cm" svg:height="0.443cm" svg:x="4.393cm" svg:y="3.326cm">
          <text:p/>
        </draw:rect>
        <draw:rect draw:style-name="gr4" draw:text-style-name="P2" draw:layer="layout" svg:width="0.288cm" svg:height="0.443cm" svg:x="4.66cm" svg:y="3.326cm">
          <text:p/>
        </draw:rect>
        <draw:rect draw:style-name="gr4" draw:text-style-name="P2" draw:layer="layout" svg:width="0.288cm" svg:height="0.443cm" svg:x="4.927cm" svg:y="3.326cm">
          <text:p/>
        </draw:rect>
        <draw:rect draw:style-name="gr4" draw:text-style-name="P2" draw:layer="layout" svg:width="0.288cm" svg:height="0.443cm" svg:x="5.193cm" svg:y="3.326cm">
          <text:p/>
        </draw:rect>
        <draw:rect draw:style-name="gr4" draw:text-style-name="P2" draw:layer="layout" svg:width="0.288cm" svg:height="0.443cm" svg:x="5.46cm" svg:y="3.326cm">
          <text:p/>
        </draw:rect>
        <draw:rect draw:style-name="gr4" draw:text-style-name="P2" draw:layer="layout" svg:width="0.288cm" svg:height="0.443cm" svg:x="5.727cm" svg:y="3.326cm">
          <text:p/>
        </draw:rect>
        <draw:rect draw:style-name="gr4" draw:text-style-name="P2" draw:layer="layout" svg:width="0.288cm" svg:height="0.443cm" svg:x="5.993cm" svg:y="3.326cm">
          <text:p/>
        </draw:rect>
        <draw:rect draw:style-name="gr4" draw:text-style-name="P2" draw:layer="layout" svg:width="0.288cm" svg:height="0.443cm" svg:x="6.26cm" svg:y="3.326cm">
          <text:p/>
        </draw:rect>
        <draw:rect draw:style-name="gr4" draw:text-style-name="P2" draw:layer="layout" svg:width="0.288cm" svg:height="0.443cm" svg:x="6.527cm" svg:y="3.326cm">
          <text:p/>
        </draw:rect>
        <draw:rect draw:style-name="gr4" draw:text-style-name="P2" draw:layer="layout" svg:width="0.288cm" svg:height="0.443cm" svg:x="6.793cm" svg:y="3.326cm">
          <text:p/>
        </draw:rect>
        <draw:rect draw:style-name="gr4" draw:text-style-name="P2" draw:layer="layout" svg:width="0.288cm" svg:height="0.443cm" svg:x="7.06cm" svg:y="3.326cm">
          <text:p/>
        </draw:rect>
        <draw:rect draw:style-name="gr4" draw:text-style-name="P2" draw:layer="layout" svg:width="0.288cm" svg:height="0.443cm" svg:x="7.327cm" svg:y="3.326cm">
          <text:p/>
        </draw:rect>
        <draw:rect draw:style-name="gr4" draw:text-style-name="P2" draw:layer="layout" svg:width="0.288cm" svg:height="0.443cm" svg:x="7.593cm" svg:y="3.326cm">
          <text:p/>
        </draw:rect>
        <draw:rect draw:style-name="gr4" draw:text-style-name="P2" draw:layer="layout" svg:width="0.288cm" svg:height="0.443cm" svg:x="7.86cm" svg:y="3.326cm">
          <text:p/>
        </draw:rect>
        <draw:rect draw:style-name="gr4" draw:text-style-name="P2" draw:layer="layout" svg:width="0.288cm" svg:height="0.443cm" svg:x="8.127cm" svg:y="3.326cm">
          <text:p/>
        </draw:rect>
        <draw:rect draw:style-name="gr4" draw:text-style-name="P2" draw:layer="layout" svg:width="0.288cm" svg:height="0.443cm" svg:x="8.393cm" svg:y="3.326cm">
          <text:p/>
        </draw:rect>
        <draw:rect draw:style-name="gr15" draw:text-style-name="P2" draw:layer="layout" svg:width="0.288cm" svg:height="0.443cm" svg:x="8.66cm" svg:y="3.326cm">
          <text:p/>
        </draw:rect>
        <draw:rect draw:style-name="gr4" draw:text-style-name="P2" draw:layer="layout" svg:width="0.288cm" svg:height="0.443cm" svg:x="8.927cm" svg:y="3.326cm">
          <text:p/>
        </draw:rect>
        <draw:rect draw:style-name="gr4" draw:text-style-name="P2" draw:layer="layout" svg:width="0.288cm" svg:height="0.443cm" svg:x="9.193cm" svg:y="3.326cm">
          <text:p/>
        </draw:rect>
        <draw:rect draw:style-name="gr4" draw:text-style-name="P2" draw:layer="layout" svg:width="0.288cm" svg:height="0.443cm" svg:x="9.46cm" svg:y="3.326cm">
          <text:p/>
        </draw:rect>
        <draw:rect draw:style-name="gr4" draw:text-style-name="P2" draw:layer="layout" svg:width="0.288cm" svg:height="0.443cm" svg:x="9.727cm" svg:y="3.326cm">
          <text:p/>
        </draw:rect>
        <draw:rect draw:style-name="gr4" draw:text-style-name="P2" draw:layer="layout" svg:width="0.288cm" svg:height="0.443cm" svg:x="9.993cm" svg:y="3.326cm">
          <text:p/>
        </draw:rect>
        <draw:rect draw:style-name="gr4" draw:text-style-name="P2" draw:layer="layout" svg:width="0.288cm" svg:height="0.443cm" svg:x="10.26cm" svg:y="3.326cm">
          <text:p/>
        </draw:rect>
        <draw:rect draw:style-name="gr4" draw:text-style-name="P2" draw:layer="layout" svg:width="0.288cm" svg:height="0.443cm" svg:x="10.527cm" svg:y="3.326cm">
          <text:p/>
        </draw:rect>
        <draw:rect draw:style-name="gr4" draw:text-style-name="P2" draw:layer="layout" svg:width="0.288cm" svg:height="0.443cm" svg:x="10.793cm" svg:y="3.326cm">
          <text:p/>
        </draw:rect>
        <draw:rect draw:style-name="gr4" draw:text-style-name="P2" draw:layer="layout" svg:width="0.288cm" svg:height="0.443cm" svg:x="11.06cm" svg:y="3.326cm">
          <text:p/>
        </draw:rect>
        <draw:rect draw:style-name="gr4" draw:text-style-name="P2" draw:layer="layout" svg:width="0.288cm" svg:height="0.443cm" svg:x="11.327cm" svg:y="3.326cm">
          <text:p/>
        </draw:rect>
        <draw:rect draw:style-name="gr4" draw:text-style-name="P2" draw:layer="layout" svg:width="0.288cm" svg:height="0.443cm" svg:x="11.593cm" svg:y="3.326cm">
          <text:p/>
        </draw:rect>
        <draw:rect draw:style-name="gr4" draw:text-style-name="P2" draw:layer="layout" svg:width="0.288cm" svg:height="0.443cm" svg:x="11.86cm" svg:y="3.326cm">
          <text:p/>
        </draw:rect>
        <draw:rect draw:style-name="gr4" draw:text-style-name="P2" draw:layer="layout" svg:width="0.288cm" svg:height="0.443cm" svg:x="12.127cm" svg:y="3.326cm">
          <text:p/>
        </draw:rect>
        <draw:rect draw:style-name="gr4" draw:text-style-name="P2" draw:layer="layout" svg:width="0.288cm" svg:height="0.443cm" svg:x="12.393cm" svg:y="3.326cm">
          <text:p/>
        </draw:rect>
        <draw:rect draw:style-name="gr4" draw:text-style-name="P2" draw:layer="layout" svg:width="0.288cm" svg:height="0.443cm" svg:x="12.66cm" svg:y="3.326cm">
          <text:p/>
        </draw:rect>
        <draw:rect draw:style-name="gr4" draw:text-style-name="P2" draw:layer="layout" svg:width="0.288cm" svg:height="0.443cm" svg:x="12.927cm" svg:y="3.326cm">
          <text:p/>
        </draw:rect>
        <draw:rect draw:style-name="gr4" draw:text-style-name="P2" draw:layer="layout" svg:width="0.288cm" svg:height="0.443cm" svg:x="13.193cm" svg:y="3.326cm">
          <text:p/>
        </draw:rect>
        <draw:rect draw:style-name="gr4" draw:text-style-name="P2" draw:layer="layout" svg:width="0.288cm" svg:height="0.443cm" svg:x="13.46cm" svg:y="3.326cm">
          <text:p/>
        </draw:rect>
        <draw:rect draw:style-name="gr4" draw:text-style-name="P2" draw:layer="layout" svg:width="0.288cm" svg:height="0.443cm" svg:x="13.727cm" svg:y="3.326cm">
          <text:p/>
        </draw:rect>
        <draw:rect draw:style-name="gr4" draw:text-style-name="P2" draw:layer="layout" svg:width="0.288cm" svg:height="0.443cm" svg:x="13.993cm" svg:y="3.326cm">
          <text:p/>
        </draw:rect>
        <draw:rect draw:style-name="gr4" draw:text-style-name="P2" draw:layer="layout" svg:width="0.288cm" svg:height="0.443cm" svg:x="14.26cm" svg:y="3.326cm">
          <text:p/>
        </draw:rect>
        <draw:rect draw:style-name="gr4" draw:text-style-name="P2" draw:layer="layout" svg:width="0.288cm" svg:height="0.443cm" svg:x="14.527cm" svg:y="3.326cm">
          <text:p/>
        </draw:rect>
        <draw:rect draw:style-name="gr4" draw:text-style-name="P2" draw:layer="layout" svg:width="0.288cm" svg:height="0.443cm" svg:x="14.793cm" svg:y="3.326cm">
          <text:p/>
        </draw:rect>
        <draw:rect draw:style-name="gr4" draw:text-style-name="P2" draw:layer="layout" svg:width="0.288cm" svg:height="0.443cm" svg:x="15.06cm" svg:y="3.326cm">
          <text:p/>
        </draw:rect>
        <draw:rect draw:style-name="gr4" draw:text-style-name="P2" draw:layer="layout" svg:width="0.288cm" svg:height="0.443cm" svg:x="15.327cm" svg:y="3.326cm">
          <text:p/>
        </draw:rect>
        <draw:rect draw:style-name="gr4" draw:text-style-name="P2" draw:layer="layout" svg:width="0.288cm" svg:height="0.443cm" svg:x="15.593cm" svg:y="3.326cm">
          <text:p/>
        </draw:rect>
        <draw:rect draw:style-name="gr4" draw:text-style-name="P2" draw:layer="layout" svg:width="0.288cm" svg:height="0.443cm" svg:x="15.86cm" svg:y="3.326cm">
          <text:p/>
        </draw:rect>
        <draw:rect draw:style-name="gr4" draw:text-style-name="P2" draw:layer="layout" svg:width="0.288cm" svg:height="0.443cm" svg:x="16.127cm" svg:y="3.326cm">
          <text:p/>
        </draw:rect>
        <draw:rect draw:style-name="gr13" draw:text-style-name="P2" draw:layer="layout" svg:width="0.288cm" svg:height="0.443cm" svg:x="16.393cm" svg:y="3.326cm">
          <text:p/>
        </draw:rect>
        <draw:rect draw:style-name="gr4" draw:text-style-name="P2" draw:layer="layout" svg:width="0.288cm" svg:height="0.443cm" svg:x="16.66cm" svg:y="3.326cm">
          <text:p/>
        </draw:rect>
        <draw:rect draw:style-name="gr4" draw:text-style-name="P2" draw:layer="layout" svg:width="0.288cm" svg:height="0.443cm" svg:x="16.927cm" svg:y="3.326cm">
          <text:p/>
        </draw:rect>
        <draw:rect draw:style-name="gr4" draw:text-style-name="P2" draw:layer="layout" svg:width="0.288cm" svg:height="0.443cm" svg:x="17.193cm" svg:y="3.326cm">
          <text:p/>
        </draw:rect>
        <draw:rect draw:style-name="gr4" draw:text-style-name="P2" draw:layer="layout" svg:width="0.288cm" svg:height="0.443cm" svg:x="17.46cm" svg:y="3.326cm">
          <text:p/>
        </draw:rect>
        <draw:rect draw:style-name="gr4" draw:text-style-name="P2" draw:layer="layout" svg:width="0.288cm" svg:height="0.443cm" svg:x="17.727cm" svg:y="3.326cm">
          <text:p/>
        </draw:rect>
        <draw:rect draw:style-name="gr4" draw:text-style-name="P2" draw:layer="layout" svg:width="0.288cm" svg:height="0.443cm" svg:x="17.993cm" svg:y="3.326cm">
          <text:p/>
        </draw:rect>
        <draw:rect draw:style-name="gr4" draw:text-style-name="P2" draw:layer="layout" svg:width="0.288cm" svg:height="0.443cm" svg:x="18.26cm" svg:y="3.326cm">
          <text:p/>
        </draw:rect>
        <draw:rect draw:style-name="gr4" draw:text-style-name="P2" draw:layer="layout" svg:width="0.288cm" svg:height="0.443cm" svg:x="18.527cm" svg:y="3.326cm">
          <text:p/>
        </draw:rect>
        <draw:rect draw:style-name="gr4" draw:text-style-name="P2" draw:layer="layout" svg:width="0.288cm" svg:height="0.443cm" svg:x="18.793cm" svg:y="3.326cm">
          <text:p/>
        </draw:rect>
        <draw:rect draw:style-name="gr4" draw:text-style-name="P2" draw:layer="layout" svg:width="0.288cm" svg:height="0.443cm" svg:x="19.06cm" svg:y="3.326cm">
          <text:p/>
        </draw:rect>
        <draw:rect draw:style-name="gr4" draw:text-style-name="P2" draw:layer="layout" svg:width="0.288cm" svg:height="0.443cm" svg:x="19.327cm" svg:y="3.326cm">
          <text:p/>
        </draw:rect>
        <draw:rect draw:style-name="gr4" draw:text-style-name="P2" draw:layer="layout" svg:width="0.288cm" svg:height="0.443cm" svg:x="19.593cm" svg:y="3.326cm">
          <text:p/>
        </draw:rect>
        <draw:rect draw:style-name="gr4" draw:text-style-name="P2" draw:layer="layout" svg:width="0.288cm" svg:height="0.443cm" svg:x="19.86cm" svg:y="3.326cm">
          <text:p/>
        </draw:rect>
        <draw:rect draw:style-name="gr4" draw:text-style-name="P2" draw:layer="layout" svg:width="0.288cm" svg:height="0.443cm" svg:x="20.127cm" svg:y="3.326cm">
          <text:p/>
        </draw:rect>
        <draw:rect draw:style-name="gr4" draw:text-style-name="P2" draw:layer="layout" svg:width="0.288cm" svg:height="0.443cm" svg:x="20.393cm" svg:y="3.326cm">
          <text:p/>
        </draw:rect>
        <draw:rect draw:style-name="gr4" draw:text-style-name="P2" draw:layer="layout" svg:width="0.288cm" svg:height="0.443cm" svg:x="20.66cm" svg:y="3.326cm">
          <text:p/>
        </draw:rect>
        <draw:rect draw:style-name="gr4" draw:text-style-name="P2" draw:layer="layout" svg:width="0.288cm" svg:height="0.443cm" svg:x="20.927cm" svg:y="3.326cm">
          <text:p/>
        </draw:rect>
        <draw:rect draw:style-name="gr4" draw:text-style-name="P2" draw:layer="layout" svg:width="0.288cm" svg:height="0.443cm" svg:x="21.193cm" svg:y="3.326cm">
          <text:p/>
        </draw:rect>
        <draw:rect draw:style-name="gr4" draw:text-style-name="P2" draw:layer="layout" svg:width="0.288cm" svg:height="0.443cm" svg:x="21.46cm" svg:y="3.326cm">
          <text:p/>
        </draw:rect>
        <draw:rect draw:style-name="gr4" draw:text-style-name="P2" draw:layer="layout" svg:width="0.288cm" svg:height="0.443cm" svg:x="21.727cm" svg:y="3.326cm">
          <text:p/>
        </draw:rect>
        <draw:rect draw:style-name="gr4" draw:text-style-name="P2" draw:layer="layout" svg:width="0.288cm" svg:height="0.443cm" svg:x="21.993cm" svg:y="3.326cm">
          <text:p/>
        </draw:rect>
        <draw:rect draw:style-name="gr4" draw:text-style-name="P2" draw:layer="layout" svg:width="0.288cm" svg:height="0.443cm" svg:x="22.26cm" svg:y="3.326cm">
          <text:p/>
        </draw:rect>
        <draw:rect draw:style-name="gr4" draw:text-style-name="P2" draw:layer="layout" svg:width="0.288cm" svg:height="0.443cm" svg:x="22.527cm" svg:y="3.326cm">
          <text:p/>
        </draw:rect>
        <draw:rect draw:style-name="gr4" draw:text-style-name="P2" draw:layer="layout" svg:width="0.288cm" svg:height="0.443cm" svg:x="22.793cm" svg:y="3.326cm">
          <text:p/>
        </draw:rect>
        <draw:rect draw:style-name="gr4" draw:text-style-name="P2" draw:layer="layout" svg:width="0.288cm" svg:height="0.443cm" svg:x="23.06cm" svg:y="3.326cm">
          <text:p/>
        </draw:rect>
        <draw:rect draw:style-name="gr4" draw:text-style-name="P2" draw:layer="layout" svg:width="0.288cm" svg:height="0.443cm" svg:x="23.327cm" svg:y="3.326cm">
          <text:p/>
        </draw:rect>
        <draw:frame draw:style-name="gr7" draw:text-style-name="P7" draw:layer="layout" svg:width="0.909cm" svg:height="0.64cm" svg:x="1.832cm" svg:y="1.897cm">
          <draw:text-box>
            <text:p><text:span text:style-name="T5">gi</text:span><text:span text:style-name="T6">:</text:span></text:p>
          </draw:text-box>
        </draw:frame>
        <draw:frame draw:style-name="gr7" draw:text-style-name="P7" draw:layer="layout" svg:width="1.34cm" svg:height="0.64cm" svg:x="1.533cm" svg:y="5.197cm">
          <draw:text-box>
            <text:p><text:span text:style-name="T5">gvec</text:span><text:span text:style-name="T6">:</text:span></text:p>
          </draw:text-box>
        </draw:frame>
        <draw:frame draw:style-name="gr7" draw:text-style-name="P7" draw:layer="layout" svg:width="0.803cm" svg:height="0.64cm" svg:x="1.934cm" svg:y="6.697cm">
          <draw:text-box>
            <text:p><text:span text:style-name="T5">g</text:span><text:span text:style-name="T6">:</text:span></text:p>
          </draw:text-box>
        </draw:frame>
        <draw:line draw:style-name="gr16" draw:text-style-name="P6" draw:layer="layout" svg:x1="6.199cm" svg:y1="13.493cm" svg:x2="15.963cm" svg:y2="12.91cm">
          <text:p/>
        </draw:line>
        <draw:polyline draw:style-name="gr5" draw:text-style-name="P6" draw:layer="layout" svg:width="2.143cm" svg:height="3.774cm" svg:x="18.153cm" svg:y="13.842cm" svg:viewBox="0 0 2144 3775" draw:points="0,3775 1329,3775 2144,0">
          <text:p/>
        </draw:polyline>
        <draw:line draw:style-name="gr16" draw:text-style-name="P6" draw:layer="layout" svg:x1="12.887cm" svg:y1="10.51cm" svg:x2="18.736cm" svg:y2="9.252cm">
          <text:p/>
        </draw:line>
        <draw:polyline draw:style-name="gr5" draw:text-style-name="P6" draw:layer="layout" svg:width="9.794cm" svg:height="16.713cm" draw:transform="skewX (4.55098368836113E-017) rotate (-1.29049644892461) translate (23.793cm 9.694cm)" svg:viewBox="0 0 9795 16714" draw:points="3894,16714 5156,16714 9795,1947 0,0">
          <text:p/>
        </draw:polyline>
        <draw:polyline draw:style-name="gr5" draw:text-style-name="P6" draw:layer="layout" svg:width="5.308cm" svg:height="13.83cm" draw:transform="rotate (-1.54339465753859) translate (23.2975508132929cm 13.7782874804304cm)" svg:viewBox="0 0 5309 13831" draw:points="3881,13831 4721,13831 5309,0 0,2325">
          <text:p/>
        </draw:polyline>
        <draw:line draw:style-name="gr16" draw:text-style-name="P6" draw:layer="layout" svg:x1="3.03cm" svg:y1="7.154cm" svg:x2="2.424cm" svg:y2="12.537cm">
          <text:p/>
        </draw:line>
        <draw:polyline draw:style-name="gr5" draw:text-style-name="P6" draw:layer="layout" svg:width="12.32cm" svg:height="7.409cm" draw:transform="skewX (-8.16067254137004E-017) rotate (0.869872099193974) translate (5.14972414953656cm 13.3987672181984cm)" svg:viewBox="0 0 12321 7410" draw:points="0,0 5854,0 12321,7410">
          <text:p/>
        </draw:polyline>
        <draw:polyline draw:style-name="gr5" draw:text-style-name="P6" draw:layer="layout" svg:width="13.522cm" svg:height="2.332cm" draw:transform="skewX (-5.90394548784887E-017) rotate (-2.73772346467831) translate (20.6701031459652cm 9.531241355284cm)" svg:viewBox="0 0 13523 2333" draw:points="0,0 3852,0 13523,2333">
          <text:p/>
        </draw:polyline>
        <draw:polyline draw:style-name="gr5" draw:text-style-name="P6" draw:layer="layout" svg:width="13.649cm" svg:height="2.975cm" draw:transform="skewX (-0.0162315620435473) rotate (-2.69618462848084) translate (22.5020809809414cm 11.1062978280272cm)" svg:viewBox="0 0 13650 2976" draw:points="0,1812 4164,1812 7990,2976 13650,0">
          <text:p/>
        </draw:polyline>
        <draw:polyline draw:style-name="gr5" draw:text-style-name="P6" draw:layer="layout" svg:width="6.126cm" svg:height="4.433cm" draw:transform="rotate (-2.36684099862951) translate (22.394035541204cm 9.46103630615636cm)" svg:viewBox="0 0 6127 4434" draw:points="0,0 1532,0 6127,4434">
          <text:p/>
        </draw:polyline>
        <draw:line draw:style-name="gr16" draw:text-style-name="P6" draw:layer="layout" svg:x1="17.897cm" svg:y1="13.632cm" svg:x2="11.209cm" svg:y2="16.987cm">
          <text:p/>
        </draw:line>
        <draw:polyline draw:style-name="gr5" draw:text-style-name="P6" draw:layer="layout" svg:width="9.331cm" svg:height="6.741cm" draw:transform="skewX (5.92102156867609E-017) rotate (-2.49774069252908) translate (18.8520849183741cm 13.678113141777cm)" svg:viewBox="0 0 9332 6742" draw:points="0,0 2447,0 9332,6742">
          <text:p/>
        </draw:polyline>
        <draw:line draw:style-name="gr16" draw:text-style-name="P6" draw:layer="layout" svg:x1="19.598cm" svg:y1="13.609cm" svg:x2="18.783cm" svg:y2="16.568cm">
          <text:p/>
        </draw:line>
        <draw:polyline draw:style-name="gr17" draw:text-style-name="P6" draw:layer="layout" svg:width="5.778cm" svg:height="3.942cm" draw:transform="skewX (8.17430153888752E-017) rotate (-1.01194190030631) translate (3.14600000000025cm 5.56899999999984cm)" svg:viewBox="0 0 5779 3943" draw:points="0,0 1539,0 5779,3943">
          <text:p/>
        </draw:polyline>
        <draw:polyline draw:style-name="gr17" draw:text-style-name="P6" draw:layer="layout" svg:width="15.338cm" svg:height="2.954cm" draw:transform="rotate (-0.986285560301997) translate (6.35682988062981cm 3.84518327846876cm)" svg:viewBox="0 0 15339 2955" draw:points="0,2955 11316,2955 15339,0">
          <text:p/>
        </draw:polyline>
        <draw:polyline draw:style-name="gr17" draw:text-style-name="P6" draw:layer="layout" svg:width="11.589cm" svg:height="2.983cm" draw:transform="skewX (-1.07715416893057E-016) rotate (-1.00810217595193) translate (4.75400000000109cm 5.59199999999931cm)" svg:viewBox="0 0 11590 2984" draw:points="0,0 6640,0 11590,2984">
          <text:p/>
        </draw:polyline>
        <draw:line draw:style-name="gr17" draw:text-style-name="P6" draw:layer="layout" svg:x1="5.547cm" svg:y1="5.522cm" svg:x2="9.531cm" svg:y2="10.253cm">
          <text:p/>
        </draw:line>
        <draw:polyline draw:style-name="gr18" draw:text-style-name="P6" draw:layer="layout" svg:width="12.293cm" svg:height="5.843cm" draw:transform="rotate (-0.755203967337947) translate (9.83131395556895cm 0.00920280724642998cm)" svg:viewBox="0 0 12294 5844" draw:points="0,5843 2721,5844 12294,0">
          <text:p/>
        </draw:polyline>
        <draw:polyline draw:style-name="gr18" draw:text-style-name="P6" draw:layer="layout" svg:width="12.976cm" svg:height="3.999cm" draw:transform="rotate (-0.777369648838275) translate (9.4706210920634cm 1.36696337329053cm)" svg:viewBox="0 0 12977 4000" draw:points="0,4000 2126,4000 8750,0 12977,2901">
          <text:p/>
        </draw:polyline>
        <draw:polyline draw:style-name="gr19" draw:text-style-name="P6" draw:layer="layout" svg:width="9.533cm" svg:height="2.07cm" draw:transform="rotate (-1.74393298859274) translate (6.95654673494518cm 3.29269155434284cm)" svg:viewBox="0 0 9534 2071" draw:points="0,2071 1892,2071 2099,0 9534,852">
          <text:p/>
        </draw:polyline>
        <draw:polyline draw:style-name="gr19" draw:text-style-name="P6" draw:layer="layout" svg:width="6.571cm" svg:height="3.376cm" draw:transform="rotate (-0.621162680784783) translate (6.47906504086112cm 2.98290911837913cm)" svg:viewBox="0 0 6572 3377" draw:points="0,0 2923,0 6572,3377">
          <text:p/>
        </draw:polyline>
        <draw:line draw:style-name="gr20" draw:text-style-name="P6" draw:layer="layout" svg:x1="16.522cm" svg:y1="3.682cm" svg:x2="19.272cm" svg:y2="8.412cm">
          <text:p/>
        </draw:line>
        <draw:frame draw:style-name="gr7" draw:text-style-name="P8" draw:layer="layout" svg:width="1.031cm" svg:height="0.607cm" svg:x="20.275cm" svg:y="1.444cm">
          <draw:text-box>
            <text:p><text:span text:style-name="T7">924</text:span></text:p>
          </draw:text-box>
        </draw:frame>
        <draw:frame draw:style-name="gr7" draw:text-style-name="P8" draw:layer="layout" svg:width="1.031cm" svg:height="0.607cm" svg:x="21.576cm" svg:y="1.445cm">
          <draw:text-box>
            <text:p><text:span text:style-name="T7">945</text:span></text:p>
          </draw:text-box>
        </draw:frame>
        <draw:frame draw:style-name="gr7" draw:text-style-name="P8" draw:layer="layout" svg:width="1.031cm" svg:height="0.607cm" svg:x="18.777cm" svg:y="1.446cm">
          <draw:text-box>
            <text:p><text:span text:style-name="T7">876</text:span></text:p>
          </draw:text-box>
        </draw:frame>
        <draw:frame draw:style-name="gr7" draw:text-style-name="P8" draw:layer="layout" svg:width="1.031cm" svg:height="0.607cm" svg:x="17.578cm" svg:y="1.447cm">
          <draw:text-box>
            <text:p><text:span text:style-name="T7">868</text:span></text:p>
          </draw:text-box>
        </draw:frame>
        <draw:frame draw:style-name="gr7" draw:text-style-name="P8" draw:layer="layout" svg:width="1.031cm" svg:height="0.607cm" svg:x="15.679cm" svg:y="3.748cm">
          <draw:text-box>
            <text:p><text:span text:style-name="T7">723</text:span></text:p>
          </draw:text-box>
        </draw:frame>
        <draw:frame draw:style-name="gr7" draw:text-style-name="P8" draw:layer="layout" svg:width="1.031cm" svg:height="0.607cm" svg:x="8.28cm" svg:y="3.749cm">
          <draw:text-box>
            <text:p><text:span text:style-name="T7">163</text:span></text:p>
          </draw:text-box>
        </draw:frame>
        <draw:polyline draw:style-name="gr20" draw:text-style-name="P6" draw:layer="layout" svg:width="11.774cm" svg:height="4.064cm" draw:transform="rotate (-0.453087473817728) translate (8.816cm 3.705cm)" svg:viewBox="0 0 11775 4065" draw:points="0,0 7930,1 11775,4065">
          <text:p/>
        </draw:polyline>
        <draw:rect draw:style-name="gr4" draw:text-style-name="P2" draw:layer="layout" svg:width="0.288cm" svg:height="0.443cm" svg:x="4.392cm" svg:y="2.026cm">
          <text:p/>
        </draw:rect>
        <draw:rect draw:style-name="gr4" draw:text-style-name="P2" draw:layer="layout" svg:width="0.288cm" svg:height="0.443cm" svg:x="4.659cm" svg:y="2.026cm">
          <text:p/>
        </draw:rect>
        <draw:rect draw:style-name="gr4" draw:text-style-name="P2" draw:layer="layout" svg:width="0.288cm" svg:height="0.443cm" svg:x="4.926cm" svg:y="2.026cm">
          <text:p/>
        </draw:rect>
        <draw:rect draw:style-name="gr4" draw:text-style-name="P2" draw:layer="layout" svg:width="0.288cm" svg:height="0.443cm" svg:x="5.192cm" svg:y="2.026cm">
          <text:p/>
        </draw:rect>
        <draw:rect draw:style-name="gr4" draw:text-style-name="P2" draw:layer="layout" svg:width="0.288cm" svg:height="0.443cm" svg:x="5.459cm" svg:y="2.026cm">
          <text:p/>
        </draw:rect>
        <draw:rect draw:style-name="gr4" draw:text-style-name="P2" draw:layer="layout" svg:width="0.288cm" svg:height="0.443cm" svg:x="5.726cm" svg:y="2.026cm">
          <text:p/>
        </draw:rect>
        <draw:rect draw:style-name="gr4" draw:text-style-name="P2" draw:layer="layout" svg:width="0.288cm" svg:height="0.443cm" svg:x="5.992cm" svg:y="2.026cm">
          <text:p/>
        </draw:rect>
        <draw:rect draw:style-name="gr4" draw:text-style-name="P2" draw:layer="layout" svg:width="0.288cm" svg:height="0.443cm" svg:x="6.259cm" svg:y="2.026cm">
          <text:p/>
        </draw:rect>
        <draw:rect draw:style-name="gr4" draw:text-style-name="P2" draw:layer="layout" svg:width="0.288cm" svg:height="0.443cm" svg:x="6.526cm" svg:y="2.026cm">
          <text:p/>
        </draw:rect>
        <draw:rect draw:style-name="gr4" draw:text-style-name="P2" draw:layer="layout" svg:width="0.288cm" svg:height="0.443cm" svg:x="6.792cm" svg:y="2.026cm">
          <text:p/>
        </draw:rect>
        <draw:rect draw:style-name="gr4" draw:text-style-name="P2" draw:layer="layout" svg:width="0.288cm" svg:height="0.443cm" svg:x="7.059cm" svg:y="2.026cm">
          <text:p/>
        </draw:rect>
        <draw:rect draw:style-name="gr4" draw:text-style-name="P2" draw:layer="layout" svg:width="0.288cm" svg:height="0.443cm" svg:x="7.326cm" svg:y="2.026cm">
          <text:p/>
        </draw:rect>
        <draw:rect draw:style-name="gr4" draw:text-style-name="P2" draw:layer="layout" svg:width="0.288cm" svg:height="0.443cm" svg:x="7.592cm" svg:y="2.026cm">
          <text:p/>
        </draw:rect>
        <draw:rect draw:style-name="gr4" draw:text-style-name="P2" draw:layer="layout" svg:width="0.288cm" svg:height="0.443cm" svg:x="7.859cm" svg:y="2.026cm">
          <text:p/>
        </draw:rect>
        <draw:rect draw:style-name="gr4" draw:text-style-name="P2" draw:layer="layout" svg:width="0.288cm" svg:height="0.443cm" svg:x="8.126cm" svg:y="2.026cm">
          <text:p/>
        </draw:rect>
        <draw:rect draw:style-name="gr4" draw:text-style-name="P2" draw:layer="layout" svg:width="0.288cm" svg:height="0.443cm" svg:x="8.392cm" svg:y="2.026cm">
          <text:p/>
        </draw:rect>
        <draw:rect draw:style-name="gr4" draw:text-style-name="P2" draw:layer="layout" svg:width="0.288cm" svg:height="0.443cm" svg:x="8.659cm" svg:y="2.026cm">
          <text:p/>
        </draw:rect>
        <draw:rect draw:style-name="gr4" draw:text-style-name="P2" draw:layer="layout" svg:width="0.288cm" svg:height="0.443cm" svg:x="8.926cm" svg:y="2.026cm">
          <text:p/>
        </draw:rect>
        <draw:rect draw:style-name="gr4" draw:text-style-name="P2" draw:layer="layout" svg:width="0.288cm" svg:height="0.443cm" svg:x="9.192cm" svg:y="2.026cm">
          <text:p/>
        </draw:rect>
        <draw:rect draw:style-name="gr4" draw:text-style-name="P2" draw:layer="layout" svg:width="0.288cm" svg:height="0.443cm" svg:x="9.459cm" svg:y="2.026cm">
          <text:p/>
        </draw:rect>
        <draw:rect draw:style-name="gr4" draw:text-style-name="P2" draw:layer="layout" svg:width="0.288cm" svg:height="0.443cm" svg:x="9.726cm" svg:y="2.026cm">
          <text:p/>
        </draw:rect>
        <draw:rect draw:style-name="gr4" draw:text-style-name="P2" draw:layer="layout" svg:width="0.288cm" svg:height="0.443cm" svg:x="9.992cm" svg:y="2.026cm">
          <text:p/>
        </draw:rect>
        <draw:rect draw:style-name="gr4" draw:text-style-name="P2" draw:layer="layout" svg:width="0.288cm" svg:height="0.443cm" svg:x="10.259cm" svg:y="2.026cm">
          <text:p/>
        </draw:rect>
        <draw:rect draw:style-name="gr4" draw:text-style-name="P2" draw:layer="layout" svg:width="0.288cm" svg:height="0.443cm" svg:x="10.526cm" svg:y="2.026cm">
          <text:p/>
        </draw:rect>
        <draw:rect draw:style-name="gr4" draw:text-style-name="P2" draw:layer="layout" svg:width="0.288cm" svg:height="0.443cm" svg:x="10.792cm" svg:y="2.026cm">
          <text:p/>
        </draw:rect>
        <draw:rect draw:style-name="gr4" draw:text-style-name="P2" draw:layer="layout" svg:width="0.288cm" svg:height="0.443cm" svg:x="11.059cm" svg:y="2.026cm">
          <text:p/>
        </draw:rect>
        <draw:rect draw:style-name="gr4" draw:text-style-name="P2" draw:layer="layout" svg:width="0.288cm" svg:height="0.443cm" svg:x="11.326cm" svg:y="2.026cm">
          <text:p/>
        </draw:rect>
        <draw:rect draw:style-name="gr4" draw:text-style-name="P2" draw:layer="layout" svg:width="0.288cm" svg:height="0.443cm" svg:x="11.592cm" svg:y="2.026cm">
          <text:p/>
        </draw:rect>
        <draw:rect draw:style-name="gr4" draw:text-style-name="P2" draw:layer="layout" svg:width="0.288cm" svg:height="0.443cm" svg:x="11.859cm" svg:y="2.026cm">
          <text:p/>
        </draw:rect>
        <draw:rect draw:style-name="gr4" draw:text-style-name="P2" draw:layer="layout" svg:width="0.288cm" svg:height="0.443cm" svg:x="12.126cm" svg:y="2.026cm">
          <text:p/>
        </draw:rect>
        <draw:rect draw:style-name="gr4" draw:text-style-name="P2" draw:layer="layout" svg:width="0.288cm" svg:height="0.443cm" svg:x="12.392cm" svg:y="2.026cm">
          <text:p/>
        </draw:rect>
        <draw:rect draw:style-name="gr4" draw:text-style-name="P2" draw:layer="layout" svg:width="0.288cm" svg:height="0.443cm" svg:x="12.659cm" svg:y="2.026cm">
          <text:p/>
        </draw:rect>
        <draw:rect draw:style-name="gr4" draw:text-style-name="P2" draw:layer="layout" svg:width="0.288cm" svg:height="0.443cm" svg:x="12.926cm" svg:y="2.026cm">
          <text:p/>
        </draw:rect>
        <draw:rect draw:style-name="gr4" draw:text-style-name="P2" draw:layer="layout" svg:width="0.288cm" svg:height="0.443cm" svg:x="13.192cm" svg:y="2.026cm">
          <text:p/>
        </draw:rect>
        <draw:rect draw:style-name="gr4" draw:text-style-name="P2" draw:layer="layout" svg:width="0.288cm" svg:height="0.443cm" svg:x="13.459cm" svg:y="2.026cm">
          <text:p/>
        </draw:rect>
        <draw:rect draw:style-name="gr4" draw:text-style-name="P2" draw:layer="layout" svg:width="0.288cm" svg:height="0.443cm" svg:x="13.726cm" svg:y="2.026cm">
          <text:p/>
        </draw:rect>
        <draw:rect draw:style-name="gr4" draw:text-style-name="P2" draw:layer="layout" svg:width="0.288cm" svg:height="0.443cm" svg:x="13.992cm" svg:y="2.026cm">
          <text:p/>
        </draw:rect>
        <draw:rect draw:style-name="gr4" draw:text-style-name="P2" draw:layer="layout" svg:width="0.288cm" svg:height="0.443cm" svg:x="14.259cm" svg:y="2.026cm">
          <text:p/>
        </draw:rect>
        <draw:rect draw:style-name="gr4" draw:text-style-name="P2" draw:layer="layout" svg:width="0.288cm" svg:height="0.443cm" svg:x="14.526cm" svg:y="2.026cm">
          <text:p/>
        </draw:rect>
        <draw:rect draw:style-name="gr4" draw:text-style-name="P2" draw:layer="layout" svg:width="0.288cm" svg:height="0.443cm" svg:x="14.792cm" svg:y="2.026cm">
          <text:p/>
        </draw:rect>
        <draw:rect draw:style-name="gr4" draw:text-style-name="P2" draw:layer="layout" svg:width="0.288cm" svg:height="0.443cm" svg:x="15.059cm" svg:y="2.026cm">
          <text:p/>
        </draw:rect>
        <draw:rect draw:style-name="gr4" draw:text-style-name="P2" draw:layer="layout" svg:width="0.288cm" svg:height="0.443cm" svg:x="15.326cm" svg:y="2.026cm">
          <text:p/>
        </draw:rect>
        <draw:rect draw:style-name="gr4" draw:text-style-name="P2" draw:layer="layout" svg:width="0.288cm" svg:height="0.443cm" svg:x="15.592cm" svg:y="2.026cm">
          <text:p/>
        </draw:rect>
        <draw:rect draw:style-name="gr4" draw:text-style-name="P2" draw:layer="layout" svg:width="0.288cm" svg:height="0.443cm" svg:x="15.859cm" svg:y="2.026cm">
          <text:p/>
        </draw:rect>
        <draw:rect draw:style-name="gr4" draw:text-style-name="P2" draw:layer="layout" svg:width="0.288cm" svg:height="0.443cm" svg:x="16.126cm" svg:y="2.026cm">
          <text:p/>
        </draw:rect>
        <draw:rect draw:style-name="gr4" draw:text-style-name="P2" draw:layer="layout" svg:width="0.288cm" svg:height="0.443cm" svg:x="16.392cm" svg:y="2.026cm">
          <text:p/>
        </draw:rect>
        <draw:rect draw:style-name="gr4" draw:text-style-name="P2" draw:layer="layout" svg:width="0.288cm" svg:height="0.443cm" svg:x="16.659cm" svg:y="2.026cm">
          <text:p/>
        </draw:rect>
        <draw:rect draw:style-name="gr4" draw:text-style-name="P2" draw:layer="layout" svg:width="0.288cm" svg:height="0.443cm" svg:x="16.926cm" svg:y="2.026cm">
          <text:p/>
        </draw:rect>
        <draw:rect draw:style-name="gr4" draw:text-style-name="P2" draw:layer="layout" svg:width="0.288cm" svg:height="0.443cm" svg:x="17.192cm" svg:y="2.026cm">
          <text:p/>
        </draw:rect>
        <draw:rect draw:style-name="gr4" draw:text-style-name="P2" draw:layer="layout" svg:width="0.288cm" svg:height="0.443cm" svg:x="17.459cm" svg:y="2.026cm">
          <text:p/>
        </draw:rect>
        <draw:rect draw:style-name="gr4" draw:text-style-name="P2" draw:layer="layout" svg:width="0.288cm" svg:height="0.443cm" svg:x="17.726cm" svg:y="2.026cm">
          <text:p/>
        </draw:rect>
        <draw:rect draw:style-name="gr4" draw:text-style-name="P2" draw:layer="layout" svg:width="0.288cm" svg:height="0.443cm" svg:x="18.259cm" svg:y="2.026cm">
          <text:p/>
        </draw:rect>
        <draw:rect draw:style-name="gr4" draw:text-style-name="P2" draw:layer="layout" svg:width="0.288cm" svg:height="0.443cm" svg:x="18.526cm" svg:y="2.026cm">
          <text:p/>
        </draw:rect>
        <draw:rect draw:style-name="gr4" draw:text-style-name="P2" draw:layer="layout" svg:width="0.288cm" svg:height="0.443cm" svg:x="18.792cm" svg:y="2.026cm">
          <text:p/>
        </draw:rect>
        <draw:rect draw:style-name="gr4" draw:text-style-name="P2" draw:layer="layout" svg:width="0.288cm" svg:height="0.443cm" svg:x="19.326cm" svg:y="2.026cm">
          <text:p/>
        </draw:rect>
        <draw:rect draw:style-name="gr4" draw:text-style-name="P2" draw:layer="layout" svg:width="0.288cm" svg:height="0.443cm" svg:x="19.592cm" svg:y="2.026cm">
          <text:p/>
        </draw:rect>
        <draw:rect draw:style-name="gr4" draw:text-style-name="P2" draw:layer="layout" svg:width="0.288cm" svg:height="0.443cm" svg:x="19.859cm" svg:y="2.026cm">
          <text:p/>
        </draw:rect>
        <draw:rect draw:style-name="gr4" draw:text-style-name="P2" draw:layer="layout" svg:width="0.288cm" svg:height="0.443cm" svg:x="20.126cm" svg:y="2.026cm">
          <text:p/>
        </draw:rect>
        <draw:rect draw:style-name="gr4" draw:text-style-name="P2" draw:layer="layout" svg:width="0.288cm" svg:height="0.443cm" svg:x="20.392cm" svg:y="2.026cm">
          <text:p/>
        </draw:rect>
        <draw:rect draw:style-name="gr4" draw:text-style-name="P2" draw:layer="layout" svg:width="0.288cm" svg:height="0.443cm" svg:x="20.926cm" svg:y="2.026cm">
          <text:p/>
        </draw:rect>
        <draw:rect draw:style-name="gr4" draw:text-style-name="P2" draw:layer="layout" svg:width="0.288cm" svg:height="0.443cm" svg:x="21.192cm" svg:y="2.026cm">
          <text:p/>
        </draw:rect>
        <draw:rect draw:style-name="gr4" draw:text-style-name="P2" draw:layer="layout" svg:width="0.288cm" svg:height="0.443cm" svg:x="21.459cm" svg:y="2.026cm">
          <text:p/>
        </draw:rect>
        <draw:rect draw:style-name="gr4" draw:text-style-name="P2" draw:layer="layout" svg:width="0.288cm" svg:height="0.443cm" svg:x="21.726cm" svg:y="2.026cm">
          <text:p/>
        </draw:rect>
        <draw:rect draw:style-name="gr13" draw:text-style-name="P2" draw:layer="layout" svg:width="0.288cm" svg:height="0.443cm" svg:x="21.992cm" svg:y="2.026cm">
          <text:p/>
        </draw:rect>
        <draw:rect draw:style-name="gr4" draw:text-style-name="P2" draw:layer="layout" svg:width="0.288cm" svg:height="0.443cm" svg:x="22.259cm" svg:y="2.026cm">
          <text:p/>
        </draw:rect>
        <draw:rect draw:style-name="gr4" draw:text-style-name="P2" draw:layer="layout" svg:width="0.288cm" svg:height="0.443cm" svg:x="22.526cm" svg:y="2.026cm">
          <text:p/>
        </draw:rect>
        <draw:rect draw:style-name="gr4" draw:text-style-name="P2" draw:layer="layout" svg:width="0.288cm" svg:height="0.443cm" svg:x="22.792cm" svg:y="2.026cm">
          <text:p/>
        </draw:rect>
        <draw:rect draw:style-name="gr4" draw:text-style-name="P2" draw:layer="layout" svg:width="0.288cm" svg:height="0.443cm" svg:x="23.059cm" svg:y="2.026cm">
          <text:p/>
        </draw:rect>
        <draw:rect draw:style-name="gr4" draw:text-style-name="P2" draw:layer="layout" svg:width="0.288cm" svg:height="0.443cm" svg:x="23.326cm" svg:y="2.026cm">
          <text:p/>
        </draw:rect>
        <draw:rect draw:style-name="gr13" draw:text-style-name="P2" draw:layer="layout" svg:width="0.288cm" svg:height="0.443cm" svg:x="20.659cm" svg:y="2.026cm">
          <text:p/>
        </draw:rect>
        <draw:rect draw:style-name="gr13" draw:text-style-name="P2" draw:layer="layout" svg:width="0.288cm" svg:height="0.443cm" svg:x="19.059cm" svg:y="2.026cm">
          <text:p/>
        </draw:rect>
        <draw:rect draw:style-name="gr13" draw:text-style-name="P2" draw:layer="layout" svg:width="0.288cm" svg:height="0.443cm" svg:x="17.992cm" svg:y="2.026cm">
          <text:p/>
        </draw:rect>
        <draw:line draw:style-name="gr21" draw:text-style-name="P6" draw:layer="layout" svg:x1="22.161cm" svg:y1="2.424cm" svg:x2="10.696cm" svg:y2="17.011cm">
          <text:p/>
        </draw:line>
        <draw:line draw:style-name="gr21" draw:text-style-name="P6" draw:layer="layout" svg:x1="20.833cm" svg:y1="2.284cm" svg:x2="14.844cm" svg:y2="9.578cm">
          <text:p/>
        </draw:line>
        <draw:polyline draw:style-name="gr21" draw:text-style-name="P6" draw:layer="layout" svg:width="9.903cm" svg:height="11.449cm" draw:transform="skewX (-6.5701305431034E-017) rotate (-0.565137611795764) translate (19.2020000000004cm 2.35399999999944cm)" svg:viewBox="0 0 9904 11450" draw:points="0,0 6264,0 9904,4784 8530,11450">
          <text:p/>
        </draw:polyline>
        <draw:polyline draw:style-name="gr21" draw:text-style-name="P6" draw:layer="layout" svg:width="16.147cm" svg:height="4.034cm" draw:transform="skewX (5.71739031439773E-017) rotate (-2.72812415379234) translate (19.7742008150115cm 6.04895059630413cm)" svg:viewBox="0 0 16148 4035" draw:points="0,4035 6667,4035 16148,0">
          <text:p/>
        </draw:polyline>
        <draw:rect draw:style-name="gr13" draw:text-style-name="P2" draw:layer="layout" svg:width="0.862cm" svg:height="0.443cm" svg:x="4.546cm" svg:y="13.312cm">
          <text:p/>
        </draw:rect>
        <draw:rect draw:style-name="gr13" draw:text-style-name="P2" draw:layer="layout" svg:width="0.862cm" svg:height="0.443cm" svg:x="12.12cm" svg:y="10.28cm">
          <text:p/>
        </draw:rect>
        <draw:rect draw:style-name="gr13" draw:text-style-name="P2" draw:layer="layout" svg:width="0.862cm" svg:height="0.443cm" svg:x="6.193cm" svg:y="3.947cm">
          <text:p/>
        </draw:rect>
        <draw:rect draw:style-name="gr13" draw:text-style-name="P2" draw:layer="layout" svg:width="0.862cm" svg:height="0.443cm" svg:x="5.393cm" svg:y="3.947cm">
          <text:p/>
        </draw:rect>
        <draw:rect draw:style-name="gr13" draw:text-style-name="P2" draw:layer="layout" svg:width="0.862cm" svg:height="0.443cm" svg:x="2.692cm" svg:y="5.296cm">
          <text:p/>
        </draw:rect>
        <draw:rect draw:style-name="gr13" draw:text-style-name="P2" draw:layer="layout" svg:width="0.862cm" svg:height="0.443cm" svg:x="3.492cm" svg:y="5.296cm">
          <text:p/>
        </draw:rect>
        <draw:rect draw:style-name="gr13" draw:text-style-name="P2" draw:layer="layout" svg:width="0.862cm" svg:height="0.443cm" svg:x="4.292cm" svg:y="5.296cm">
          <text:p/>
        </draw:rect>
        <draw:rect draw:style-name="gr13" draw:text-style-name="P2" draw:layer="layout" svg:width="0.862cm" svg:height="0.443cm" svg:x="5.092cm" svg:y="5.296cm">
          <text:p/>
        </draw:rect>
        <draw:rect draw:style-name="gr13" draw:text-style-name="P2" draw:layer="layout" svg:width="0.862cm" svg:height="0.443cm" svg:x="2.693cm" svg:y="6.796cm">
          <text:p/>
        </draw:rect>
        <draw:polyline draw:style-name="gr19" draw:text-style-name="P6" draw:layer="layout" svg:width="18.306cm" svg:height="14.25cm" draw:transform="rotate (-0.0186750229963402) translate (7.34100019600627cm 2.86598950558297cm)" svg:viewBox="0 0 18307 14251" draw:points="0,0 2517,0 7249,2568 17764,3980 18307,9354 13131,14251">
          <text:p/>
        </draw:polyline>
        <draw:rect draw:style-name="gr13" draw:text-style-name="P2" draw:layer="layout" svg:width="0.862cm" svg:height="0.443cm" svg:x="4.392cm" svg:y="2.647cm">
          <text:p/>
        </draw:rect>
        <draw:rect draw:style-name="gr13" draw:text-style-name="P2" draw:layer="layout" svg:width="0.862cm" svg:height="0.443cm" svg:x="5.992cm" svg:y="2.648cm">
          <text:p/>
        </draw:rect>
        <draw:rect draw:style-name="gr13" draw:text-style-name="P2" draw:layer="layout" svg:width="0.862cm" svg:height="0.443cm" svg:x="6.792cm" svg:y="2.649cm">
          <text:p/>
        </draw:rect>
        <draw:polyline draw:style-name="gr19" draw:text-style-name="P6" draw:layer="layout" svg:width="12.851cm" svg:height="6.638cm" draw:transform="rotate (-1.82177467323168) translate (12.0237914069649cm 4.56175405677982cm)" svg:viewBox="0 0 12852 6639" draw:points="0,6639 1876,6639 2057,4812 7305,1542 12852,0">
          <text:p/>
        </draw:polyline>
        <draw:rect draw:style-name="gr13" draw:text-style-name="P2" draw:layer="layout" svg:width="0.862cm" svg:height="0.443cm" svg:x="5.192cm" svg:y="2.647cm">
          <text:p/>
        </draw:rect>
        <draw:rect draw:style-name="gr13" draw:text-style-name="P2" draw:layer="layout" svg:width="0.862cm" svg:height="0.443cm" svg:x="20.465cm" svg:y="9.143cm">
          <text:p/>
        </draw:rect>
        <draw:rect draw:style-name="gr13" draw:text-style-name="P2" draw:layer="layout" svg:width="0.862cm" svg:height="0.443cm" svg:x="21.265cm" svg:y="9.143cm">
          <text:p/>
        </draw:rect>
        <draw:rect draw:style-name="gr13" draw:text-style-name="P2" draw:layer="layout" svg:width="0.862cm" svg:height="0.443cm" svg:x="22.065cm" svg:y="9.144cm">
          <text:p/>
        </draw:rect>
        <draw:rect draw:style-name="gr13" draw:text-style-name="P2" draw:layer="layout" svg:width="0.862cm" svg:height="0.443cm" svg:x="17.668cm" svg:y="13.272cm">
          <text:p/>
        </draw:rect>
        <draw:rect draw:style-name="gr13" draw:text-style-name="P2" draw:layer="layout" svg:width="0.862cm" svg:height="0.443cm" svg:x="18.468cm" svg:y="13.272cm">
          <text:p/>
        </draw:rect>
        <draw:rect draw:style-name="gr13" draw:text-style-name="P2" draw:layer="layout" svg:width="0.862cm" svg:height="0.443cm" svg:x="19.268cm" svg:y="13.272cm">
          <text:p/>
        </draw:rect>
        <draw:rect draw:style-name="gr13" draw:text-style-name="P2" draw:layer="layout" svg:width="0.862cm" svg:height="0.443cm" svg:x="17.433cm" svg:y="17.337cm">
          <text:p/>
        </draw:rect>
        <draw:rect draw:style-name="gr13" draw:text-style-name="P2" draw:layer="layout" svg:width="0.862cm" svg:height="0.443cm" svg:x="8.392cm" svg:y="17.737cm">
          <text:p/>
        </draw:rect>
        <draw:rect draw:style-name="gr13" draw:text-style-name="P2" draw:layer="layout" svg:width="0.862cm" svg:height="0.443cm" svg:x="9.192cm" svg:y="17.73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3-12T11:43:19</meta:creation-date>
    <meta:printed-by>James Plank</meta:printed-by>
    <meta:print-date>2011-03-12T11:53:49</meta:print-date>
    <dc:date>2019-09-17T16:37:17.082377000</dc:date>
    <meta:editing-duration>PT10H33M32S</meta:editing-duration>
    <meta:editing-cycles>17</meta:editing-cycles>
    <meta:generator>LibreOffice/4.2.8.2$MacOSX_x86 LibreOffice_project/48d50dbfc06349262c9d50868e5c1f630a573ebd</meta:generator>
    <meta:document-statistic meta:object-count="373"/>
  </office:meta>
</office:document-meta>
</file>